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844cm"/>
    </style:style>
    <style:style style:name="co2" style:family="table-column">
      <style:table-column-properties fo:break-before="auto" style:column-width="5.124cm"/>
    </style:style>
    <style:style style:name="co3" style:family="table-column">
      <style:table-column-properties fo:break-before="auto" style:column-width="7.98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6.525cm"/>
    </style:style>
    <style:style style:name="co8" style:family="table-column">
      <style:table-column-properties fo:break-before="auto" style:column-width="1.653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2.02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ext-properties fo:language="de" fo:country="CH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de" fo:country="CH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0">
      <style:text-properties fo:language="de" fo:country="CH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10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de" fo:country="CH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8" style:family="table-cell" style:parent-style-name="Default">
      <style:text-properties fo:language="de" fo:country="CH"/>
    </style:style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fo:language="de" fo:country="CH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10">
      <style:text-properties fo:language="de" fo:country="CH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61">
      <style:text-properties fo:language="de" fo:country="CH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0">
      <style:text-properties fo:language="de" fo:country="CH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40">
      <style:text-properties fo:language="de" fo:country="CH"/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36">
      <style:text-properties fo:language="de" fo:country="CH"/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99">
      <style:text-properties fo:language="de" fo:country="CH"/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164">
      <style:text-properties fo:language="de" fo:country="CH"/>
      <style:map style:condition="is-true-formula([.$J1]&gt;COLUMN([.A1])-3)" style:apply-style-name="Parameter" style:base-cell-address="Sheet1.A1"/>
    </style:style>
    <style:style style:name="ce18" style:family="table-cell" style:parent-style-name="Default" style:data-style-name="N193">
      <style:text-properties fo:language="de" fo:country="CH"/>
      <style:map style:condition="is-true-formula([.$J1]&gt;COLUMN([.A1])-3)" style:apply-style-name="Parameter" style:base-cell-address="Sheet1.A1"/>
    </style:style>
    <style:style style:name="ce19" style:family="table-cell" style:parent-style-name="Default" style:data-style-name="N196">
      <style:text-properties fo:language="de" fo:country="CH"/>
      <style:map style:condition="is-true-formula([.$J1]&gt;COLUMN([.A1])-3)" style:apply-style-name="Parameter" style:base-cell-address="Sheet1.A1"/>
    </style:style>
    <style:style style:name="ce20" style:family="table-cell" style:parent-style-name="Default" style:data-style-name="N195">
      <style:text-properties fo:language="de" fo:country="CH"/>
      <style:map style:condition="is-true-formula([.$J1]&gt;COLUMN([.A1])-3)" style:apply-style-name="Parameter" style:base-cell-address="Sheet1.A1"/>
    </style:style>
    <style:style style:name="ce21" style:family="table-cell" style:parent-style-name="Default">
      <style:map style:condition="is-true-formula([.$J1]&gt;COLUMN([.A1])-3)" style:apply-style-name="Parameter" style:base-cell-address="Sheet1.A1"/>
    </style:style>
    <style:style style:name="ce22" style:family="table-cell" style:parent-style-name="Default" style:data-style-name="N0">
      <style:map style:condition="is-true-formula([.$J1]&gt;COLUMN([.A1])-3)" style:apply-style-name="Parameter" style:base-cell-address="Sheet1.A1"/>
    </style:style>
    <style:style style:name="ce23" style:family="table-cell" style:parent-style-name="Default" style:data-style-name="N36">
      <style:map style:condition="is-true-formula([.$J1]&gt;COLUMN([.A1])-3)" style:apply-style-name="Parameter" style:base-cell-address="Sheet1.A1"/>
    </style:style>
    <style:style style:name="ce24" style:family="table-cell" style:parent-style-name="Default">
      <style:text-properties style:use-window-font-color="true" style:text-outline="false" style:text-line-through-style="none" style:font-name="Verdana" fo:font-size="10pt" fo:language="de" fo:country="CH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ext-properties fo:language="en" fo:country="US"/>
    </style:style>
    <style:style style:name="ce27" style:family="table-cell" style:parent-style-name="Default">
      <style:text-properties fo:language="de" fo:country="CH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8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4" table:default-cell-style-name="ce8"/>
        <table:table-column table:style-name="co6" table:default-cell-style-name="ce24"/>
        <table:table-column table:style-name="co7" table:default-cell-style-name="ce26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242" table:default-cell-style-name="ce8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Inputs</text:p>
          </table:table-cell>
          <table:table-cell table:style-name="ce9" table:number-columns-repeated="6"/>
          <table:table-cell table:style-name="ce9" office:value-type="string">
            <text:p># of Inputs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Highlight</text:p>
          </table:table-cell>
          <table:table-cell table:style-name="ce9" office:value-type="string">
            <text:p>OOo says</text:p>
          </table:table-cell>
          <table:table-cell table:style-name="ce9" office:value-type="string">
            <text:p>Skip for</text:p>
          </table:table-cell>
          <table:table-cell table:style-name="ce9" office:value-type="string">
            <text:p>Custom check</text:p>
          </table:table-cell>
          <table:table-cell table:style-name="ce9"/>
          <table:table-cell table:style-name="ce9" table:formula="of:=AND([.Q2:.Q10000])" office:value-type="boolean" office:boolean-value="true">
            <text:p>WAHR</text:p>
          </table:table-cell>
          <table:table-cell table:style-name="ce9"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f:=VALUE([.C2])" office:value-type="float" office:value="123">
            <text:p>123</text:p>
          </table:table-cell>
          <table:table-cell table:style-name="ce10" office:value-type="string">
            <text:p>12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style-name="ce27"/>
          <table:table-cell/>
          <table:table-cell/>
          <table:table-cell table:style-name="Default" table:formula="of:=IF(ISBLANK([.M2]);[.A2];[.M2])" office:value-type="float" office:value="123">
            <text:p>123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f:=VALUE([.C3])" office:value-type="float" office:value="123">
            <text:p>123</text:p>
          </table:table-cell>
          <table:table-cell table:style-name="ce10" office:value-type="string">
            <text:p><text:s/>123 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3]);[.A3];[.M3])" office:value-type="float" office:value="123">
            <text:p>123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f:=VALUE([.C4])" office:value-type="float" office:value="123.55">
            <text:p>123.55</text:p>
          </table:table-cell>
          <table:table-cell table:style-name="ce10" office:value-type="string">
            <text:p>123.5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4]);[.A4];[.M4])" office:value-type="float" office:value="123.55">
            <text:p>123.55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f:=VALUE([.C5])" office:value-type="float" office:value="-23">
            <text:p>-23</text:p>
          </table:table-cell>
          <table:table-cell table:style-name="ce10" office:value-type="string">
            <text:p><text:s/>-2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5]);[.A5];[.M5])" office:value-type="float" office:value="-23">
            <text:p>-23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f:=VALUE([.C6])" office:value-type="float" office:value="100000000">
            <text:p>100000000</text:p>
          </table:table-cell>
          <table:table-cell table:style-name="ce10" office:value-type="string">
            <text:p>100'000'000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6]);[.A6];[.M6])" office:value-type="float" office:value="100000000">
            <text:p>100000000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VALUE([.C7])" office:value-type="float" office:value="0.2">
            <text:p>0.2</text:p>
          </table:table-cell>
          <table:table-cell table:style-name="ce11" office:value-type="string">
            <text:p>20%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7]);[.A7];[.M7])" office:value-type="float" office:value="0.2">
            <text:p>0.2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f:=VALUE([.C8])" office:value-type="float" office:value="1234567000">
            <text:p>1234567000</text:p>
          </table:table-cell>
          <table:table-cell table:style-name="ce12" office:value-type="string">
            <text:p>1'234.567e6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8]);[.A8];[.M8])" office:value-type="float" office:value="1234567000">
            <text:p>1234567000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f:=VALUE([.C9])" office:value-type="float" office:value="-0.0000012345">
            <text:p>0</text:p>
          </table:table-cell>
          <table:table-cell table:style-name="ce12" office:value-type="string">
            <text:p>-12345e-10</text:p>
          </table:table-cell>
          <table:table-cell table:style-name="ce12"/>
          <table:table-cell table:style-name="ce10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9]);[.A9];[.M9])" office:value-type="float" office:value="-0.0000012345">
            <text:p>0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-0.000000123456">
            <text:p>0</text:p>
          </table:table-cell>
          <table:table-cell table:formula="of:=VALUE([.C10])" office:value-type="float" office:value="-0.000000123456">
            <text:p>0</text:p>
          </table:table-cell>
          <table:table-cell table:style-name="ce12" office:value-type="string">
            <text:p>-123'456E-12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0]);[.A10];[.M10])" office:value-type="float" office:value="-0.000000123456">
            <text:p>0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12.345">
            <text:p>12.35</text:p>
          </table:table-cell>
          <table:table-cell table:formula="of:=VALUE([.C11])" office:value-type="float" office:value="12.345">
            <text:p>12.35</text:p>
          </table:table-cell>
          <table:table-cell table:style-name="ce13" office:value-type="float" office:value="12.345">
            <text:p>12.3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1]);[.A11];[.M11])" office:value-type="float" office:value="12.345">
            <text:p>12.35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f:=VALUE([.C12])" office:value-type="float" office:value="35981">
            <text:p>35981</text:p>
          </table:table-cell>
          <table:table-cell table:style-name="ce12" office:value-type="string">
            <text:p>5.7.1998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2]);[.A12];[.M12])" office:value-type="float" office:value="35981">
            <text:p>35981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f:=VALUE([.C13])" office:value-type="float" office:value="35981">
            <text:p>35981</text:p>
          </table:table-cell>
          <table:table-cell table:style-name="ce12" office:value-type="string">
            <text:p>5.7.98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3]);[.A13];[.M13])" office:value-type="float" office:value="35981">
            <text:p>35981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f:=VALUE([.C14])" office:value-type="float" office:value="35981.5090277778">
            <text:p>35981.51</text:p>
          </table:table-cell>
          <table:table-cell table:style-name="ce12" office:value-type="string">
            <text:p>5.7.1998 12:1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4]);[.A14];[.M14])" office:value-type="float" office:value="35981.5090277778">
            <text:p>35981.51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f:=VALUE([.C15])" office:value-type="float" office:value="35981.5091898148">
            <text:p>35981.51</text:p>
          </table:table-cell>
          <table:table-cell table:style-name="ce12" office:value-type="string">
            <text:p>5.7.98 12:13:1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5]);[.A15];[.M15])" office:value-type="float" office:value="35981.5091898148">
            <text:p>35981.51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formula="of:=VALUE([.C16])" office:value-type="float" office:value="0.509027777777778">
            <text:p>0.51</text:p>
          </table:table-cell>
          <table:table-cell table:style-name="ce14" office:value-type="string">
            <text:p>12:1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6]);[.A16];[.M16])" office:value-type="float" office:value="0.509027777777778">
            <text:p>0.51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formula="of:=VALUE([.C17])" office:value-type="float" office:value="0.509189814814815">
            <text:p>0.51</text:p>
          </table:table-cell>
          <table:table-cell table:style-name="ce12" office:value-type="string">
            <text:p>12:13:1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7]);[.A17];[.M17])" office:value-type="float" office:value="0.509189814814815">
            <text:p>0.51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formula="of:=VALUE([.C18])" office:value-type="float" office:value="0.00902777777777778">
            <text:p>0.01</text:p>
          </table:table-cell>
          <table:table-cell table:style-name="ce14" office:value-type="string">
            <text:p>0:1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8]);[.A18];[.M18])" office:value-type="float" office:value="0.00902777777777778">
            <text:p>0.01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formula="of:=VALUE([.C19])" office:value-type="float" office:value="0.00918981481481482">
            <text:p>0.01</text:p>
          </table:table-cell>
          <table:table-cell table:style-name="ce12" office:value-type="string">
            <text:p>0:13:1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9]);[.A19];[.M19])" office:value-type="float" office:value="0.00918981481481481">
            <text:p>0.01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10959">
            <text:p>10959</text:p>
          </table:table-cell>
          <table:table-cell table:formula="of:=VALUE([.C20])" office:value-type="float" office:value="10959">
            <text:p>10959</text:p>
          </table:table-cell>
          <table:table-cell table:style-name="ce14" office:value-type="string">
            <text:p>1.1.30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20]);[.A20];[.M20])" office:value-type="float" office:value="10959">
            <text:p>10959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47483">
            <text:p>47483</text:p>
          </table:table-cell>
          <table:table-cell table:formula="of:=VALUE([.C21])" office:value-type="float" office:value="47483">
            <text:p>47483</text:p>
          </table:table-cell>
          <table:table-cell table:style-name="ce12" office:value-type="string">
            <text:p>31.12.29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21]);[.A21];[.M21])" office:value-type="float" office:value="47483">
            <text:p>47483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formula="of:=VALUE([.C22])" office:value-type="float" office:value="35981">
            <text:p>35981</text:p>
          </table:table-cell>
          <table:table-cell table:style-name="ce14" office:value-type="string">
            <text:p>5/7/1998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35981">
            <text:p>35981</text:p>
          </table:table-cell>
          <table:table-cell/>
          <table:table-cell/>
          <table:table-cell table:style-name="Default" table:formula="of:=IF(ISBLANK([.M22]);[.A22];[.M22])" office:value-type="float" office:value="35981">
            <text:p>35981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formula="of:=VALUE([.C23])" office:value-type="float" office:value="35981.5090277778">
            <text:p>35981.51</text:p>
          </table:table-cell>
          <table:table-cell table:style-name="ce12" office:value-type="string">
            <text:p>5/7/1998 12:1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35981.5090277778">
            <text:p>35981.51</text:p>
          </table:table-cell>
          <table:table-cell/>
          <table:table-cell/>
          <table:table-cell table:style-name="Default" table:formula="of:=IF(ISBLANK([.M23]);[.A23];[.M23])" office:value-type="float" office:value="35981.5090277778">
            <text:p>35981.51</text:p>
          </table:table-cell>
          <table:table-cell table:style-name="Default"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formula="of:=VALUE([.C24])" office:value-type="float" office:value="35981.5091898148">
            <text:p>35981.51</text:p>
          </table:table-cell>
          <table:table-cell table:style-name="ce12" office:value-type="string">
            <text:p>5/7/1998 12:13:1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35981.5091898148">
            <text:p>35981.51</text:p>
          </table:table-cell>
          <table:table-cell/>
          <table:table-cell/>
          <table:table-cell table:style-name="Default" table:formula="of:=IF(ISBLANK([.M24]);[.A24];[.M24])" office:value-type="float" office:value="35981.5091898148">
            <text:p>35981.51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f:=VALUE([.C25])" office:value-type="float" office:value="35981">
            <text:p>35981</text:p>
          </table:table-cell>
          <table:table-cell table:style-name="ce14" office:value-type="string">
            <text:p>1998/7/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25]);[.A25];[.M25])" office:value-type="float" office:value="35981">
            <text:p>35981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f:=VALUE([.C26])" office:value-type="float" office:value="35981.5090277778">
            <text:p>35981.51</text:p>
          </table:table-cell>
          <table:table-cell table:style-name="ce12" office:value-type="string">
            <text:p>1998/7/5 12:1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26]);[.A26];[.M26])" office:value-type="float" office:value="35981.5090277778">
            <text:p>35981.51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f:=VALUE([.C27])" office:value-type="float" office:value="35981.5091898148">
            <text:p>35981.51</text:p>
          </table:table-cell>
          <table:table-cell table:style-name="ce12" office:value-type="string">
            <text:p>1998/7/5 12:13:1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27]);[.A27];[.M27])" office:value-type="float" office:value="35981.5091898148">
            <text:p>35981.51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f:=VALUE([.C28])" office:value-type="float" office:value="35981">
            <text:p>35981</text:p>
          </table:table-cell>
          <table:table-cell table:style-name="ce14" office:value-type="string">
            <text:p>1998-7-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28]);[.A28];[.M28])" office:value-type="float" office:value="35981">
            <text:p>35981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f:=VALUE([.C29])" office:value-type="float" office:value="35981.5090277778">
            <text:p>35981.51</text:p>
          </table:table-cell>
          <table:table-cell table:style-name="ce12" office:value-type="string">
            <text:p>1998-7-5 12:1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29]);[.A29];[.M29])" office:value-type="float" office:value="35981.5090277778">
            <text:p>35981.51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f:=VALUE([.C30])" office:value-type="float" office:value="35981.5091898148">
            <text:p>35981.51</text:p>
          </table:table-cell>
          <table:table-cell table:style-name="ce12" office:value-type="string">
            <text:p>1998-7-5 12:13:14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30]);[.A30];[.M30])" office:value-type="float" office:value="35981.5091898148">
            <text:p>35981.51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float" office:value="12.345">
            <text:p>12.35</text:p>
          </table:table-cell>
          <table:table-cell table:formula="of:=N([.C32])" office:value-type="float" office:value="12.345">
            <text:p>12.35</text:p>
          </table:table-cell>
          <table:table-cell table:style-name="ce13" office:value-type="float" office:value="12.345">
            <text:p>12.3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style-name="ce27"/>
          <table:table-cell/>
          <table:table-cell/>
          <table:table-cell table:style-name="Default" table:formula="of:=IF(ISBLANK([.M32]);[.A32];[.M32])" office:value-type="float" office:value="12.345">
            <text:p>12.35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33])" office:value-type="float" office:value="12345">
            <text:p>12345</text:p>
          </table:table-cell>
          <table:table-cell table:style-name="ce13" office:value-type="string">
            <text:p>1234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12345">
            <text:p>12345</text:p>
          </table:table-cell>
          <table:table-cell/>
          <table:table-cell/>
          <table:table-cell table:style-name="Default" table:formula="of:=IF(ISBLANK([.M33]);[.A33];[.M33])" office:value-type="float" office:value="12345">
            <text:p>12345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9083">
            <text:p>39083</text:p>
          </table:table-cell>
          <table:table-cell table:formula="of:=N([.C34])" office:value-type="float" office:value="39083">
            <text:p>39083</text:p>
          </table:table-cell>
          <table:table-cell table:style-name="ce15" office:value-type="date" office:date-value="2007-01-01">
            <text:p>01.01.2007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34]);[.A34];[.M34])" office:value-type="float" office:value="39083">
            <text:p>39083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35])" office:value-type="float" office:value="39083">
            <text:p>39083</text:p>
          </table:table-cell>
          <table:table-cell table:style-name="ce13" office:value-type="string">
            <text:p>01.01.2007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39083">
            <text:p>39083</text:p>
          </table:table-cell>
          <table:table-cell/>
          <table:table-cell/>
          <table:table-cell table:style-name="Default" table:formula="of:=IF(ISBLANK([.M35]);[.A35];[.M35])" office:value-type="float" office:value="39083">
            <text:p>39083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f:=N([.C36])" office:value-type="float" office:value="1">
            <text:p>1</text:p>
          </table:table-cell>
          <table:table-cell table:style-name="ce16" office:value-type="boolean" office:boolean-value="true">
            <text:p>WAHR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36]);[.A36];[.M36])" office:value-type="float" office:value="1">
            <text:p>1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N([.C37])" office:value-type="float" office:value="0">
            <text:p>0</text:p>
          </table:table-cell>
          <table:table-cell table:style-name="ce16" office:value-type="boolean" office:boolean-value="false">
            <text:p>FALSCH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37]);[.A37];[.M37])" office:value-type="float" office:value="0">
            <text:p>0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3"/>
          <table:table-cell table:style-name="ce10" table:number-columns-repeated="6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AaBbCcDd</text:p>
          </table:table-cell>
          <table:table-cell table:formula="of:=T([.C39])" office:value-type="string" office:string-value="AaBbCcDd">
            <text:p>AaBbCcDd</text:p>
          </table:table-cell>
          <table:table-cell table:style-name="ce13" office:value-type="string">
            <text:p>AaBbCcDd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style-name="ce27"/>
          <table:table-cell/>
          <table:table-cell/>
          <table:table-cell table:style-name="Default" table:formula="of:=IF(ISBLANK([.M39]);[.A39];[.M39])" office:value-type="string" office:string-value="AaBbCcDd">
            <text:p>AaBbCcDd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f:=T([.C40])" office:value-type="string" office:string-value="АаБбВвГгДд">
            <text:p>АаБбВвГгДд</text:p>
          </table:table-cell>
          <table:table-cell table:style-name="ce13" office:value-type="string">
            <text:p>АаБбВвГгДд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40]);[.A40];[.M40])" office:value-type="string" office:string-value="АаБбВвГгДд">
            <text:p>АаБбВвГгДд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table:formula="of:=&quot;&quot;">
            <text:p/>
          </table:table-cell>
          <table:table-cell table:formula="of:=T([.C41])">
            <text:p/>
          </table:table-cell>
          <table:table-cell table:style-name="ce13" office:value-type="float" office:value="123.45">
            <text:p>123.4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41]);[.A41];[.M41])">
            <text:p/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.45</text:p>
          </table:table-cell>
          <table:table-cell table:formula="of:=T([.C42])" office:value-type="string" office:string-value="123.45">
            <text:p>123.45</text:p>
          </table:table-cell>
          <table:table-cell table:style-name="ce13" office:value-type="string">
            <text:p>123.4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42]);[.A42];[.M42])" office:value-type="string" office:string-value="123.45">
            <text:p>123.45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table:formula="of:=&quot;&quot;">
            <text:p/>
          </table:table-cell>
          <table:table-cell table:formula="of:=T([.C43])">
            <text:p/>
          </table:table-cell>
          <table:table-cell table:style-name="ce15" office:value-type="date" office:date-value="2007-01-01">
            <text:p>01.01.2007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43]);[.A43];[.M43])">
            <text:p/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1.01.2007</text:p>
          </table:table-cell>
          <table:table-cell table:formula="of:=T([.C44])" office:value-type="string" office:string-value="01.01.2007">
            <text:p>01.01.2007</text:p>
          </table:table-cell>
          <table:table-cell table:style-name="ce13" office:value-type="string">
            <text:p>01.01.2007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44]);[.A44];[.M44])" office:value-type="string" office:string-value="01.01.2007">
            <text:p>01.01.2007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table:formula="of:=&quot;&quot;">
            <text:p/>
          </table:table-cell>
          <table:table-cell table:formula="of:=T([.C45])">
            <text:p/>
          </table:table-cell>
          <table:table-cell table:style-name="ce16" office:value-type="boolean" office:boolean-value="true">
            <text:p>WAHR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45]);[.A45];[.M45])">
            <text:p/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table:formula="of:=&quot;&quot;">
            <text:p/>
          </table:table-cell>
          <table:table-cell table:formula="of:=T([.C46])">
            <text:p/>
          </table:table-cell>
          <table:table-cell table:style-name="ce16" office:value-type="boolean" office:boolean-value="false">
            <text:p>FALSCH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46]);[.A46];[.M46])">
            <text:p/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0</text:p>
          </table:table-cell>
          <table:table-cell table:formula="of:=TEXT([.C48];[.D48])" office:value-type="string" office:string-value="0">
            <text:p>0</text:p>
          </table:table-cell>
          <table:table-cell table:style-name="ce13" office:value-type="float" office:value="0">
            <text:p>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style-name="ce27"/>
          <table:table-cell/>
          <table:table-cell/>
          <table:table-cell table:style-name="Default" table:formula="of:=IF(ISBLANK([.M48]);[.A48];[.M48])" office:value-type="string" office:string-value="0">
            <text:p>0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9999999999</text:p>
          </table:table-cell>
          <table:table-cell table:formula="of:=TEXT([.C49];[.D49])" office:value-type="string" office:string-value="99999999999.5">
            <text:p>99999999999.5</text:p>
          </table:table-cell>
          <table:table-cell table:style-name="ce17" office:value-type="float" office:value="99999999999.4999">
            <text:p>99999999999.4999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99999999999.5</text:p>
          </table:table-cell>
          <table:table-cell/>
          <table:table-cell/>
          <table:table-cell table:style-name="Default" table:formula="of:=IF(ISBLANK([.M49]);[.A49];[.M49])" office:value-type="string" office:string-value="99999999999.5">
            <text:p>99999999999.5</text:p>
          </table:table-cell>
          <table:table-cell table:style-name="Default"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+11</text:p>
          </table:table-cell>
          <table:table-cell table:formula="of:=TEXT([.C50];[.D50])" office:value-type="string" office:string-value="99999999999.5">
            <text:p>99999999999.5</text:p>
          </table:table-cell>
          <table:table-cell table:style-name="ce17" office:value-type="float" office:value="99999999999.5">
            <text:p>99999999999.5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99999999999.5</text:p>
          </table:table-cell>
          <table:table-cell/>
          <table:table-cell/>
          <table:table-cell table:style-name="Default" table:formula="of:=IF(ISBLANK([.M50]);[.A50];[.M50])" office:value-type="string" office:string-value="99999999999.5">
            <text:p>99999999999.5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09</text:p>
          </table:table-cell>
          <table:table-cell table:formula="of:=TEXT([.C51];[.D51])" office:value-type="string" office:string-value="0">
            <text:p>0</text:p>
          </table:table-cell>
          <table:table-cell table:style-name="ce18" office:value-type="float" office:value="0.000000009">
            <text:p>0.000000009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23.558cm" draw:caption-point-x="-31.021cm" draw:caption-point-y="-23.5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51]);[.A51];[.M51])" office:value-type="string" office:string-value="0">
            <text:p>0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E-09</text:p>
          </table:table-cell>
          <table:table-cell table:formula="of:=TEXT([.C52];[.D52])" office:value-type="string" office:string-value="0">
            <text:p>0</text:p>
          </table:table-cell>
          <table:table-cell table:style-name="ce18" office:value-type="float" office:value="0.000000009000001">
            <text:p>0.00000000900000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24.029cm" draw:caption-point-x="-31.021cm" draw:caption-point-y="-24.0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52]);[.A52];[.M52])" office:value-type="string" office:string-value="0">
            <text:p>0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-05</text:p>
          </table:table-cell>
          <table:table-cell table:formula="of:=TEXT([.C53];[.D53])" office:value-type="string" office:string-value="0">
            <text:p>0</text:p>
          </table:table-cell>
          <table:table-cell table:style-name="ce19" office:value-type="float" office:value="0.0000777777777777777">
            <text:p>0.0000777777777777777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24.5cm" draw:caption-point-x="-31.021cm" draw:caption-point-y="-24.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53]);[.A53];[.M53])" office:value-type="string" office:string-value="0">
            <text:p>0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777778</text:p>
          </table:table-cell>
          <table:table-cell table:formula="of:=TEXT([.C54];[.D54])" office:value-type="string" office:string-value="0">
            <text:p>0</text:p>
          </table:table-cell>
          <table:table-cell table:style-name="ce19" office:value-type="float" office:value="0.000777777777777777">
            <text:p>0.000777777777777777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24.971cm" draw:caption-point-x="-31.021cm" draw:caption-point-y="-24.9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54]);[.A54];[.M54])" office:value-type="string" office:string-value="0">
            <text:p>0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7777778</text:p>
          </table:table-cell>
          <table:table-cell table:formula="of:=TEXT([.C55];[.D55])" office:value-type="string" office:string-value="0.01">
            <text:p>0.01</text:p>
          </table:table-cell>
          <table:table-cell table:style-name="ce19" office:value-type="float" office:value="0.00777777777777777">
            <text:p>0.00777777777777777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.01</text:p>
          </table:table-cell>
          <table:table-cell office:value-type="string">
            <office:annotation draw:style-name="gr1" draw:text-style-name="P1" svg:width="3.571cm" svg:height="2.046cm" svg:x="31.021cm" svg:y="25.442cm" draw:caption-point-x="-31.021cm" draw:caption-point-y="-25.4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55]);[.A55];[.M55])" office:value-type="string" office:string-value="0.01">
            <text:p>0.01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77777778</text:p>
          </table:table-cell>
          <table:table-cell table:formula="of:=TEXT([.C56];[.D56])" office:value-type="string" office:string-value="0.08">
            <text:p>0.08</text:p>
          </table:table-cell>
          <table:table-cell table:style-name="ce19" office:value-type="float" office:value="0.0777777777777777">
            <text:p>0.0777777777777777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.08</text:p>
          </table:table-cell>
          <table:table-cell office:value-type="string">
            <office:annotation draw:style-name="gr1" draw:text-style-name="P1" svg:width="3.571cm" svg:height="2.046cm" svg:x="31.021cm" svg:y="25.913cm" draw:caption-point-x="-31.021cm" draw:caption-point-y="-25.9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56]);[.A56];[.M56])" office:value-type="string" office:string-value="0.08">
            <text:p>0.08</text:p>
          </table:table-cell>
          <table:table-cell table:style-name="Default"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777777778</text:p>
          </table:table-cell>
          <table:table-cell table:formula="of:=TEXT([.C57];[.D57])" office:value-type="string" office:string-value="0.78">
            <text:p>0.78</text:p>
          </table:table-cell>
          <table:table-cell table:style-name="ce19" office:value-type="float" office:value="0.777777777777777">
            <text:p>0.777777777777777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.78</text:p>
          </table:table-cell>
          <table:table-cell office:value-type="string">
            <office:annotation draw:style-name="gr1" draw:text-style-name="P1" svg:width="3.571cm" svg:height="2.046cm" svg:x="31.021cm" svg:y="26.384cm" draw:caption-point-x="-31.021cm" draw:caption-point-y="-26.3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57]);[.A57];[.M57])" office:value-type="string" office:string-value="0.78">
            <text:p>0.78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77778</text:p>
          </table:table-cell>
          <table:table-cell table:formula="of:=TEXT([.C58];[.D58])" office:value-type="string" office:string-value="7.78">
            <text:p>7.78</text:p>
          </table:table-cell>
          <table:table-cell table:style-name="ce19" office:value-type="float" office:value="7.77777777777777">
            <text:p>7.77777777777777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.78</text:p>
          </table:table-cell>
          <table:table-cell office:value-type="string">
            <office:annotation draw:style-name="gr1" draw:text-style-name="P1" svg:width="3.571cm" svg:height="2.046cm" svg:x="31.021cm" svg:y="26.855cm" draw:caption-point-x="-31.021cm" draw:caption-point-y="-26.8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58]);[.A58];[.M58])" office:value-type="string" office:string-value="7.78">
            <text:p>7.78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.77777778</text:p>
          </table:table-cell>
          <table:table-cell table:formula="of:=TEXT([.C59];[.D59])" office:value-type="string" office:string-value="77.78">
            <text:p>77.78</text:p>
          </table:table-cell>
          <table:table-cell table:style-name="ce19" office:value-type="float" office:value="77.7777777777777">
            <text:p>77.7777777777777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.78</text:p>
          </table:table-cell>
          <table:table-cell office:value-type="string">
            <office:annotation draw:style-name="gr1" draw:text-style-name="P1" svg:width="3.571cm" svg:height="2.046cm" svg:x="31.021cm" svg:y="27.326cm" draw:caption-point-x="-31.021cm" draw:caption-point-y="-27.3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59]);[.A59];[.M59])" office:value-type="string" office:string-value="77.78">
            <text:p>77.78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.7777778</text:p>
          </table:table-cell>
          <table:table-cell table:formula="of:=TEXT([.C60];[.D60])" office:value-type="string" office:string-value="777.78">
            <text:p>777.78</text:p>
          </table:table-cell>
          <table:table-cell table:style-name="ce19" office:value-type="float" office:value="777.777777777777">
            <text:p>777.777777777777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.78</text:p>
          </table:table-cell>
          <table:table-cell office:value-type="string">
            <office:annotation draw:style-name="gr1" draw:text-style-name="P1" svg:width="3.571cm" svg:height="2.046cm" svg:x="31.021cm" svg:y="27.797cm" draw:caption-point-x="-31.021cm" draw:caption-point-y="-27.79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60]);[.A60];[.M60])" office:value-type="string" office:string-value="777.78">
            <text:p>777.78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.777778</text:p>
          </table:table-cell>
          <table:table-cell table:formula="of:=TEXT([.C61];[.D61])" office:value-type="string" office:string-value="7777.78">
            <text:p>7777.78</text:p>
          </table:table-cell>
          <table:table-cell table:style-name="ce19" office:value-type="float" office:value="7777.77777777777">
            <text:p>7777.77777777777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7.78</text:p>
          </table:table-cell>
          <table:table-cell/>
          <table:table-cell/>
          <table:table-cell table:style-name="Default" table:formula="of:=IF(ISBLANK([.M61]);[.A61];[.M61])" office:value-type="string" office:string-value="7777.78">
            <text:p>7777.78</text:p>
          </table:table-cell>
          <table:table-cell table:style-name="Default"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.77778</text:p>
          </table:table-cell>
          <table:table-cell table:formula="of:=TEXT([.C62];[.D62])" office:value-type="string" office:string-value="77777.78">
            <text:p>77777.78</text:p>
          </table:table-cell>
          <table:table-cell table:style-name="ce19" office:value-type="float" office:value="77777.7777777777">
            <text:p>77777.7777777777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77.78</text:p>
          </table:table-cell>
          <table:table-cell/>
          <table:table-cell/>
          <table:table-cell table:style-name="Default" table:formula="of:=IF(ISBLANK([.M62]);[.A62];[.M62])" office:value-type="string" office:string-value="77777.78">
            <text:p>77777.78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.7778</text:p>
          </table:table-cell>
          <table:table-cell table:formula="of:=TEXT([.C63];[.D63])" office:value-type="string" office:string-value="777777.78">
            <text:p>777777.78</text:p>
          </table:table-cell>
          <table:table-cell table:style-name="ce19" office:value-type="float" office:value="777777.777777777">
            <text:p>777777.777777777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777.78</text:p>
          </table:table-cell>
          <table:table-cell/>
          <table:table-cell/>
          <table:table-cell table:style-name="Default" table:formula="of:=IF(ISBLANK([.M63]);[.A63];[.M63])" office:value-type="string" office:string-value="777777.78">
            <text:p>777777.78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.778</text:p>
          </table:table-cell>
          <table:table-cell table:formula="of:=TEXT([.C64];[.D64])" office:value-type="string" office:string-value="7777777.78">
            <text:p>7777777.78</text:p>
          </table:table-cell>
          <table:table-cell table:style-name="ce19" office:value-type="float" office:value="7777777.77777777">
            <text:p>7777777.77777777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7777.78</text:p>
          </table:table-cell>
          <table:table-cell/>
          <table:table-cell/>
          <table:table-cell table:style-name="Default" table:formula="of:=IF(ISBLANK([.M64]);[.A64];[.M64])" office:value-type="string" office:string-value="7777777.78">
            <text:p>7777777.78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.78</text:p>
          </table:table-cell>
          <table:table-cell table:formula="of:=TEXT([.C65];[.D65])" office:value-type="string" office:string-value="77777777.78">
            <text:p>77777777.78</text:p>
          </table:table-cell>
          <table:table-cell table:style-name="ce19" office:value-type="float" office:value="77777777.7777777">
            <text:p>77777777.7777777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65]);[.A65];[.M65])" office:value-type="string" office:string-value="77777777.78">
            <text:p>77777777.78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.8</text:p>
          </table:table-cell>
          <table:table-cell table:formula="of:=TEXT([.C66];[.D66])" office:value-type="string" office:string-value="777777777.78">
            <text:p>777777777.78</text:p>
          </table:table-cell>
          <table:table-cell table:style-name="ce19" office:value-type="float" office:value="777777777.777777">
            <text:p>777777777.7777770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777777.78</text:p>
          </table:table-cell>
          <table:table-cell/>
          <table:table-cell/>
          <table:table-cell table:style-name="Default" table:formula="of:=IF(ISBLANK([.M66]);[.A66];[.M66])" office:value-type="string" office:string-value="777777777.78">
            <text:p>777777777.78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8</text:p>
          </table:table-cell>
          <table:table-cell table:formula="of:=TEXT([.C67];[.D67])" office:value-type="string" office:string-value="7777777777.78">
            <text:p>7777777777.78</text:p>
          </table:table-cell>
          <table:table-cell table:style-name="ce19" office:value-type="float" office:value="7777777777.77777">
            <text:p>7777777777.7777700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7777777.78</text:p>
          </table:table-cell>
          <table:table-cell/>
          <table:table-cell/>
          <table:table-cell table:style-name="Default" table:formula="of:=IF(ISBLANK([.M67]);[.A67];[.M67])" office:value-type="string" office:string-value="7777777777.78">
            <text:p>7777777777.78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78</text:p>
          </table:table-cell>
          <table:table-cell table:formula="of:=TEXT([.C68];[.D68])" office:value-type="string" office:string-value="77777777777.78">
            <text:p>77777777777.78</text:p>
          </table:table-cell>
          <table:table-cell table:style-name="ce19" office:value-type="float" office:value="77777777777.7777">
            <text:p>77777777777.7777000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77777777.78</text:p>
          </table:table-cell>
          <table:table-cell/>
          <table:table-cell/>
          <table:table-cell table:style-name="Default" table:formula="of:=IF(ISBLANK([.M68]);[.A68];[.M68])" office:value-type="string" office:string-value="77777777777.78">
            <text:p>77777777777.78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1</text:p>
          </table:table-cell>
          <table:table-cell table:formula="of:=TEXT([.C69];[.D69])" office:value-type="string" office:string-value="777777777777.78">
            <text:p>777777777777.78</text:p>
          </table:table-cell>
          <table:table-cell table:style-name="ce19" office:value-type="float" office:value="777777777777.777">
            <text:p>777777777777.7770000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777777777.78</text:p>
          </table:table-cell>
          <table:table-cell/>
          <table:table-cell/>
          <table:table-cell table:style-name="Default" table:formula="of:=IF(ISBLANK([.M69]);[.A69];[.M69])" office:value-type="string" office:string-value="777777777777.78">
            <text:p>777777777777.78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2</text:p>
          </table:table-cell>
          <table:table-cell table:formula="of:=TEXT([.C70];[.D70])" office:value-type="string" office:string-value="7777777777777.77">
            <text:p>7777777777777.77</text:p>
          </table:table-cell>
          <table:table-cell table:style-name="ce19" office:value-type="float" office:value="7777777777777.77">
            <text:p>7777777777777.7700000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7777777777.77</text:p>
          </table:table-cell>
          <table:table-cell/>
          <table:table-cell/>
          <table:table-cell table:style-name="Default" table:formula="of:=IF(ISBLANK([.M70]);[.A70];[.M70])" office:value-type="string" office:string-value="7777777777777.77">
            <text:p>7777777777777.77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3</text:p>
          </table:table-cell>
          <table:table-cell table:formula="of:=TEXT([.C71];[.D71])" office:value-type="string" office:string-value="77777777777777.7">
            <text:p>77777777777777.7</text:p>
          </table:table-cell>
          <table:table-cell table:style-name="ce19" office:value-type="float" office:value="77777777777777.7">
            <text:p>77777777777777.7000000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77777777777.7</text:p>
          </table:table-cell>
          <table:table-cell office:value-type="string">
            <office:annotation draw:style-name="gr1" draw:text-style-name="P1" svg:width="3.571cm" svg:height="2.047cm" svg:x="31.021cm" svg:y="32.977cm" draw:caption-point-x="-31.021cm" draw:caption-point-y="-32.9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71]);[.A71];[.M71])" office:value-type="string" office:string-value="77777777777777.7">
            <text:p>77777777777777.7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4</text:p>
          </table:table-cell>
          <table:table-cell table:formula="of:=TEXT([.C72];[.D72])" office:value-type="string" office:string-value="777777777777777">
            <text:p>777777777777777</text:p>
          </table:table-cell>
          <table:table-cell table:style-name="ce19" office:value-type="float" office:value="777777777777777">
            <text:p>777777777777777.0000000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777777777777777</text:p>
          </table:table-cell>
          <table:table-cell office:value-type="string">
            <office:annotation draw:style-name="gr1" draw:text-style-name="P1" svg:width="3.571cm" svg:height="2.047cm" svg:x="31.021cm" svg:y="33.448cm" draw:caption-point-x="-31.021cm" draw:caption-point-y="-33.4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72]);[.A72];[.M72])" office:value-type="string" office:string-value="777777777777777">
            <text:p>777777777777777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.8</text:p>
          </table:table-cell>
          <table:table-cell table:formula="of:=TEXT([.C73];[.D73])" office:value-type="string" office:string-value="-777777777.78">
            <text:p>-777777777.78</text:p>
          </table:table-cell>
          <table:table-cell table:style-name="ce19" office:value-type="float" office:value="-777777777.777777">
            <text:p>-777777777.7777770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-777777777.78</text:p>
          </table:table-cell>
          <table:table-cell/>
          <table:table-cell/>
          <table:table-cell table:style-name="Default" table:formula="of:=IF(ISBLANK([.M73]);[.A73];[.M73])" office:value-type="string" office:string-value="-777777777.78">
            <text:p>-777777777.78</text:p>
          </table:table-cell>
          <table:table-cell table:style-name="Default"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8</text:p>
          </table:table-cell>
          <table:table-cell table:formula="of:=TEXT([.C74];[.D74])" office:value-type="string" office:string-value="-7777777777.78">
            <text:p>-7777777777.78</text:p>
          </table:table-cell>
          <table:table-cell table:style-name="ce19" office:value-type="float" office:value="-7777777777.77777">
            <text:p>-7777777777.7777700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-7777777777.78</text:p>
          </table:table-cell>
          <table:table-cell/>
          <table:table-cell/>
          <table:table-cell table:style-name="Default" table:formula="of:=IF(ISBLANK([.M74]);[.A74];[.M74])" office:value-type="string" office:string-value="-7777777777.78">
            <text:p>-7777777777.78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78</text:p>
          </table:table-cell>
          <table:table-cell table:formula="of:=TEXT([.C75];[.D75])" office:value-type="string" office:string-value="-77777777777.78">
            <text:p>-77777777777.78</text:p>
          </table:table-cell>
          <table:table-cell table:style-name="ce19" office:value-type="float" office:value="-77777777777.7777">
            <text:p>-77777777777.7777000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-77777777777.78</text:p>
          </table:table-cell>
          <table:table-cell/>
          <table:table-cell/>
          <table:table-cell table:style-name="Default" table:formula="of:=IF(ISBLANK([.M75]);[.A75];[.M75])" office:value-type="string" office:string-value="-77777777777.78">
            <text:p>-77777777777.78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.77778E+11</text:p>
          </table:table-cell>
          <table:table-cell table:formula="of:=TEXT([.C76];[.D76])" office:value-type="string" office:string-value="-777777777777.78">
            <text:p>-777777777777.78</text:p>
          </table:table-cell>
          <table:table-cell table:style-name="ce19" office:value-type="float" office:value="-777777777777.777">
            <text:p>-777777777777.77700000000000000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-777777777777.78</text:p>
          </table:table-cell>
          <table:table-cell/>
          <table:table-cell/>
          <table:table-cell table:style-name="Default" table:formula="of:=IF(ISBLANK([.M76]);[.A76];[.M76])" office:value-type="string" office:string-value="-777777777777.78">
            <text:p>-777777777777.78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01</text:p>
          </table:table-cell>
          <table:table-cell table:formula="of:=TEXT([.C77];[.D77])" office:value-type="string" office:string-value="0">
            <text:p>0</text:p>
          </table:table-cell>
          <table:table-cell table:style-name="ce20" office:value-type="float" office:value="0.000000001">
            <text:p>0.000000001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35.803cm" draw:caption-point-x="-31.021cm" draw:caption-point-y="-35.80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77]);[.A77];[.M77])" office:value-type="string" office:string-value="0">
            <text:p>0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11</text:p>
          </table:table-cell>
          <table:table-cell table:formula="of:=TEXT([.C78];[.D78])" office:value-type="string" office:string-value="0">
            <text:p>0</text:p>
          </table:table-cell>
          <table:table-cell table:style-name="ce20" office:value-type="float" office:value="0.000000011">
            <text:p>0.000000011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36.274cm" draw:caption-point-x="-31.021cm" draw:caption-point-y="-36.27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78]);[.A78];[.M78])" office:value-type="string" office:string-value="0">
            <text:p>0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111</text:p>
          </table:table-cell>
          <table:table-cell table:formula="of:=TEXT([.C79];[.D79])" office:value-type="string" office:string-value="0">
            <text:p>0</text:p>
          </table:table-cell>
          <table:table-cell table:style-name="ce20" office:value-type="float" office:value="0.000000111">
            <text:p>0.000000111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36.745cm" draw:caption-point-x="-31.021cm" draw:caption-point-y="-36.74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79]);[.A79];[.M79])" office:value-type="string" office:string-value="0">
            <text:p>0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1111</text:p>
          </table:table-cell>
          <table:table-cell table:formula="of:=TEXT([.C80];[.D80])" office:value-type="string" office:string-value="0">
            <text:p>0</text:p>
          </table:table-cell>
          <table:table-cell table:style-name="ce20" office:value-type="float" office:value="0.000001111">
            <text:p>0.000001111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37.216cm" draw:caption-point-x="-31.021cm" draw:caption-point-y="-37.21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0]);[.A80];[.M80])" office:value-type="string" office:string-value="0">
            <text:p>0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11111</text:p>
          </table:table-cell>
          <table:table-cell table:formula="of:=TEXT([.C81];[.D81])" office:value-type="string" office:string-value="0">
            <text:p>0</text:p>
          </table:table-cell>
          <table:table-cell table:style-name="ce20" office:value-type="float" office:value="0.000011111">
            <text:p>0.000011111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37.687cm" draw:caption-point-x="-31.021cm" draw:caption-point-y="-37.68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1]);[.A81];[.M81])" office:value-type="string" office:string-value="0">
            <text:p>0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1</text:p>
          </table:table-cell>
          <table:table-cell table:formula="of:=TEXT([.C82];[.D82])" office:value-type="string" office:string-value="0">
            <text:p>0</text:p>
          </table:table-cell>
          <table:table-cell table:style-name="ce20" office:value-type="float" office:value="0.000111111">
            <text:p>0.000111111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38.158cm" draw:caption-point-x="-31.021cm" draw:caption-point-y="-38.1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2]);[.A82];[.M82])" office:value-type="string" office:string-value="0">
            <text:p>0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1</text:p>
          </table:table-cell>
          <table:table-cell table:formula="of:=TEXT([.C83];[.D83])" office:value-type="string" office:string-value="0">
            <text:p>0</text:p>
          </table:table-cell>
          <table:table-cell table:style-name="ce20" office:value-type="float" office:value="0.001111111">
            <text:p>0.001111111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38.629cm" draw:caption-point-x="-31.021cm" draw:caption-point-y="-38.6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3]);[.A83];[.M83])" office:value-type="string" office:string-value="0">
            <text:p>0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1</text:p>
          </table:table-cell>
          <table:table-cell table:formula="of:=TEXT([.C84];[.D84])" office:value-type="string" office:string-value="0.01">
            <text:p>0.01</text:p>
          </table:table-cell>
          <table:table-cell table:style-name="ce20" office:value-type="float" office:value="0.011111111">
            <text:p>0.011111111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.01</text:p>
          </table:table-cell>
          <table:table-cell office:value-type="string">
            <office:annotation draw:style-name="gr1" draw:text-style-name="P1" svg:width="3.571cm" svg:height="2.046cm" svg:x="31.021cm" svg:y="39.1cm" draw:caption-point-x="-31.021cm" draw:caption-point-y="-39.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4]);[.A84];[.M84])" office:value-type="string" office:string-value="0.01">
            <text:p>0.01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1</text:p>
          </table:table-cell>
          <table:table-cell table:formula="of:=TEXT([.C85];[.D85])" office:value-type="string" office:string-value="0.11">
            <text:p>0.11</text:p>
          </table:table-cell>
          <table:table-cell table:style-name="ce20" office:value-type="float" office:value="0.111111111">
            <text:p>0.11111111100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.11</text:p>
          </table:table-cell>
          <table:table-cell office:value-type="string">
            <office:annotation draw:style-name="gr1" draw:text-style-name="P1" svg:width="3.571cm" svg:height="2.046cm" svg:x="31.021cm" svg:y="39.571cm" draw:caption-point-x="-31.021cm" draw:caption-point-y="-39.5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5]);[.A85];[.M85])" office:value-type="string" office:string-value="0.11">
            <text:p>0.11</text:p>
          </table:table-cell>
          <table:table-cell table:style-name="Default"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-11</text:p>
          </table:table-cell>
          <table:table-cell table:formula="of:=TEXT([.C86];[.D86])" office:value-type="string" office:string-value="0">
            <text:p>0</text:p>
          </table:table-cell>
          <table:table-cell table:style-name="ce20" office:value-type="float" office:value="0.00000000001">
            <text:p>0.0000000000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0.042cm" draw:caption-point-x="-31.021cm" draw:caption-point-y="-40.0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6]);[.A86];[.M86])" office:value-type="string" office:string-value="0">
            <text:p>0</text:p>
          </table:table-cell>
          <table:table-cell table:style-name="Default"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E-10</text:p>
          </table:table-cell>
          <table:table-cell table:formula="of:=TEXT([.C87];[.D87])" office:value-type="string" office:string-value="0">
            <text:p>0</text:p>
          </table:table-cell>
          <table:table-cell table:style-name="ce20" office:value-type="float" office:value="0.00000000011">
            <text:p>0.0000000001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0.513cm" draw:caption-point-x="-31.021cm" draw:caption-point-y="-40.5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7]);[.A87];[.M87])" office:value-type="string" office:string-value="0">
            <text:p>0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01E-09</text:p>
          </table:table-cell>
          <table:table-cell table:formula="of:=TEXT([.C88];[.D88])" office:value-type="string" office:string-value="0">
            <text:p>0</text:p>
          </table:table-cell>
          <table:table-cell table:style-name="ce20" office:value-type="float" office:value="0.00000000101">
            <text:p>0.0000000010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0.984cm" draw:caption-point-x="-31.021cm" draw:caption-point-y="-40.9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8]);[.A88];[.M88])" office:value-type="string" office:string-value="0">
            <text:p>0</text:p>
          </table:table-cell>
          <table:table-cell table:style-name="Default"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01E-08</text:p>
          </table:table-cell>
          <table:table-cell table:formula="of:=TEXT([.C89];[.D89])" office:value-type="string" office:string-value="0">
            <text:p>0</text:p>
          </table:table-cell>
          <table:table-cell table:style-name="ce20" office:value-type="float" office:value="0.00000001101">
            <text:p>0.0000000110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1.455cm" draw:caption-point-x="-31.021cm" draw:caption-point-y="-41.4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89]);[.A89];[.M89])" office:value-type="string" office:string-value="0">
            <text:p>0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01E-07</text:p>
          </table:table-cell>
          <table:table-cell table:formula="of:=TEXT([.C90];[.D90])" office:value-type="string" office:string-value="0">
            <text:p>0</text:p>
          </table:table-cell>
          <table:table-cell table:style-name="ce20" office:value-type="float" office:value="0.00000011101">
            <text:p>0.0000001110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1.926cm" draw:caption-point-x="-31.021cm" draw:caption-point-y="-41.9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0]);[.A90];[.M90])" office:value-type="string" office:string-value="0">
            <text:p>0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01E-06</text:p>
          </table:table-cell>
          <table:table-cell table:formula="of:=TEXT([.C91];[.D91])" office:value-type="string" office:string-value="0">
            <text:p>0</text:p>
          </table:table-cell>
          <table:table-cell table:style-name="ce20" office:value-type="float" office:value="0.00000111101">
            <text:p>0.0000011110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7cm" svg:x="31.021cm" svg:y="42.396cm" draw:caption-point-x="-31.021cm" draw:caption-point-y="-42.39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1]);[.A91];[.M91])" office:value-type="string" office:string-value="0">
            <text:p>0</text:p>
          </table:table-cell>
          <table:table-cell table:style-name="Default"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1E-05</text:p>
          </table:table-cell>
          <table:table-cell table:formula="of:=TEXT([.C92];[.D92])" office:value-type="string" office:string-value="0">
            <text:p>0</text:p>
          </table:table-cell>
          <table:table-cell table:style-name="ce20" office:value-type="float" office:value="0.00001111101">
            <text:p>0.0000111110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7cm" svg:x="31.021cm" svg:y="42.867cm" draw:caption-point-x="-31.021cm" draw:caption-point-y="-42.86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2]);[.A92];[.M92])" office:value-type="string" office:string-value="0">
            <text:p>0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1</text:p>
          </table:table-cell>
          <table:table-cell table:formula="of:=TEXT([.C93];[.D93])" office:value-type="string" office:string-value="0">
            <text:p>0</text:p>
          </table:table-cell>
          <table:table-cell table:style-name="ce20" office:value-type="float" office:value="0.00011111101">
            <text:p>0.0001111110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7cm" svg:x="31.021cm" svg:y="43.338cm" draw:caption-point-x="-31.021cm" draw:caption-point-y="-43.33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3]);[.A93];[.M93])" office:value-type="string" office:string-value="0">
            <text:p>0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1</text:p>
          </table:table-cell>
          <table:table-cell table:formula="of:=TEXT([.C94];[.D94])" office:value-type="string" office:string-value="0">
            <text:p>0</text:p>
          </table:table-cell>
          <table:table-cell table:style-name="ce20" office:value-type="float" office:value="0.00111111101">
            <text:p>0.0011111110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7cm" svg:x="31.021cm" svg:y="43.809cm" draw:caption-point-x="-31.021cm" draw:caption-point-y="-43.80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4]);[.A94];[.M94])" office:value-type="string" office:string-value="0">
            <text:p>0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1</text:p>
          </table:table-cell>
          <table:table-cell table:formula="of:=TEXT([.C95];[.D95])" office:value-type="string" office:string-value="0.01">
            <text:p>0.01</text:p>
          </table:table-cell>
          <table:table-cell table:style-name="ce20" office:value-type="float" office:value="0.01111111101">
            <text:p>0.0111111110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.01</text:p>
          </table:table-cell>
          <table:table-cell office:value-type="string">
            <office:annotation draw:style-name="gr1" draw:text-style-name="P1" svg:width="3.571cm" svg:height="2.047cm" svg:x="31.021cm" svg:y="44.28cm" draw:caption-point-x="-31.021cm" draw:caption-point-y="-44.2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5]);[.A95];[.M95])" office:value-type="string" office:string-value="0.01">
            <text:p>0.01</text:p>
          </table:table-cell>
          <table:table-cell table:style-name="Default"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1</text:p>
          </table:table-cell>
          <table:table-cell table:formula="of:=TEXT([.C96];[.D96])" office:value-type="string" office:string-value="0.11">
            <text:p>0.11</text:p>
          </table:table-cell>
          <table:table-cell table:style-name="ce20" office:value-type="float" office:value="0.11111111101">
            <text:p>0.11111111101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.11</text:p>
          </table:table-cell>
          <table:table-cell office:value-type="string">
            <office:annotation draw:style-name="gr1" draw:text-style-name="P1" svg:width="3.571cm" svg:height="2.046cm" svg:x="31.021cm" svg:y="44.751cm" draw:caption-point-x="-31.021cm" draw:caption-point-y="-44.75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6]);[.A96];[.M96])" office:value-type="string" office:string-value="0.11">
            <text:p>0.11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.9E-10</text:p>
          </table:table-cell>
          <table:table-cell table:formula="of:=TEXT([.C97];[.D97])" office:value-type="string" office:string-value="0">
            <text:p>0</text:p>
          </table:table-cell>
          <table:table-cell table:style-name="ce20" office:value-type="float" office:value="0.00000000099">
            <text:p>0.00000000099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5.222cm" draw:caption-point-x="-31.021cm" draw:caption-point-y="-45.22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7]);[.A97];[.M97])" office:value-type="string" office:string-value="0">
            <text:p>0</text:p>
          </table:table-cell>
          <table:table-cell table:style-name="Default" table:formula="of:=IF(ISBLANK([.O97]);IF(ISERROR([.B97]);&quot;Err:&quot;&amp;ORG.OPENOFFICE.ERRORTYPE([.B97])=[.M97];OR([.P97]=[.B97];AND(ISNUMBER([.P97]);ISNUMBER([.B97]);OR(AND([.P97]=0;ABS([.B97])&lt;1E-307);&quot;&quot;&amp;[.B97]=&quot;&quot;&amp;[.P97]))));[.O9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99E-09</text:p>
          </table:table-cell>
          <table:table-cell table:formula="of:=TEXT([.C98];[.D98])" office:value-type="string" office:string-value="0">
            <text:p>0</text:p>
          </table:table-cell>
          <table:table-cell table:style-name="ce20" office:value-type="float" office:value="0.00000000199">
            <text:p>0.00000000199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5.693cm" draw:caption-point-x="-31.021cm" draw:caption-point-y="-45.69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8]);[.A98];[.M98])" office:value-type="string" office:string-value="0">
            <text:p>0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99E-08</text:p>
          </table:table-cell>
          <table:table-cell table:formula="of:=TEXT([.C99];[.D99])" office:value-type="string" office:string-value="0">
            <text:p>0</text:p>
          </table:table-cell>
          <table:table-cell table:style-name="ce20" office:value-type="float" office:value="0.00000001199">
            <text:p>0.00000001199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6.164cm" draw:caption-point-x="-31.021cm" draw:caption-point-y="-46.1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99]);[.A99];[.M99])" office:value-type="string" office:string-value="0">
            <text:p>0</text:p>
          </table:table-cell>
          <table:table-cell table:style-name="Default"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99E-07</text:p>
          </table:table-cell>
          <table:table-cell table:formula="of:=TEXT([.C100];[.D100])" office:value-type="string" office:string-value="0">
            <text:p>0</text:p>
          </table:table-cell>
          <table:table-cell table:style-name="ce20" office:value-type="float" office:value="0.00000011199">
            <text:p>0.00000011199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6.635cm" draw:caption-point-x="-31.021cm" draw:caption-point-y="-46.63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0]);[.A100];[.M100])" office:value-type="string" office:string-value="0">
            <text:p>0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99E-06</text:p>
          </table:table-cell>
          <table:table-cell table:formula="of:=TEXT([.C101];[.D101])" office:value-type="string" office:string-value="0">
            <text:p>0</text:p>
          </table:table-cell>
          <table:table-cell table:style-name="ce20" office:value-type="float" office:value="0.00000111199">
            <text:p>0.00000111199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7.106cm" draw:caption-point-x="-31.021cm" draw:caption-point-y="-47.10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1]);[.A101];[.M101])" office:value-type="string" office:string-value="0">
            <text:p>0</text:p>
          </table:table-cell>
          <table:table-cell table:style-name="Default"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2E-05</text:p>
          </table:table-cell>
          <table:table-cell table:formula="of:=TEXT([.C102];[.D102])" office:value-type="string" office:string-value="0">
            <text:p>0</text:p>
          </table:table-cell>
          <table:table-cell table:style-name="ce20" office:value-type="float" office:value="0.00001111199">
            <text:p>0.00001111199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7.577cm" draw:caption-point-x="-31.021cm" draw:caption-point-y="-47.5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2]);[.A102];[.M102])" office:value-type="string" office:string-value="0">
            <text:p>0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2</text:p>
          </table:table-cell>
          <table:table-cell table:formula="of:=TEXT([.C103];[.D103])" office:value-type="string" office:string-value="0">
            <text:p>0</text:p>
          </table:table-cell>
          <table:table-cell table:style-name="ce20" office:value-type="float" office:value="0.00011111199">
            <text:p>0.00011111199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8.048cm" draw:caption-point-x="-31.021cm" draw:caption-point-y="-48.0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3]);[.A103];[.M103])" office:value-type="string" office:string-value="0">
            <text:p>0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2</text:p>
          </table:table-cell>
          <table:table-cell table:formula="of:=TEXT([.C104];[.D104])" office:value-type="string" office:string-value="0">
            <text:p>0</text:p>
          </table:table-cell>
          <table:table-cell table:style-name="ce20" office:value-type="float" office:value="0.00111111199">
            <text:p>0.00111111199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 office:value-type="string">
            <office:annotation draw:style-name="gr1" draw:text-style-name="P1" svg:width="3.571cm" svg:height="2.046cm" svg:x="31.021cm" svg:y="48.519cm" draw:caption-point-x="-31.021cm" draw:caption-point-y="-48.51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4]);[.A104];[.M104])" office:value-type="string" office:string-value="0">
            <text:p>0</text:p>
          </table:table-cell>
          <table:table-cell table:style-name="Default" table:formula="of:=IF(ISBLANK([.O104]);IF(ISERROR([.B104]);&quot;Err:&quot;&amp;ORG.OPENOFFICE.ERRORTYPE([.B104])=[.M104];OR([.P104]=[.B104];AND(ISNUMBER([.P104]);ISNUMBER([.B104]);OR(AND([.P104]=0;ABS([.B104])&lt;1E-307);&quot;&quot;&amp;[.B104]=&quot;&quot;&amp;[.P104]))));[.O10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2</text:p>
          </table:table-cell>
          <table:table-cell table:formula="of:=TEXT([.C105];[.D105])" office:value-type="string" office:string-value="0.01">
            <text:p>0.01</text:p>
          </table:table-cell>
          <table:table-cell table:style-name="ce20" office:value-type="float" office:value="0.01111111199">
            <text:p>0.01111111199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.01</text:p>
          </table:table-cell>
          <table:table-cell office:value-type="string">
            <office:annotation draw:style-name="gr1" draw:text-style-name="P1" svg:width="3.571cm" svg:height="2.046cm" svg:x="31.021cm" svg:y="48.99cm" draw:caption-point-x="-31.021cm" draw:caption-point-y="-48.9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5]);[.A105];[.M105])" office:value-type="string" office:string-value="0.01">
            <text:p>0.01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2</text:p>
          </table:table-cell>
          <table:table-cell table:formula="of:=TEXT([.C106];[.D106])" office:value-type="string" office:string-value="0.11">
            <text:p>0.11</text:p>
          </table:table-cell>
          <table:table-cell table:style-name="ce20" office:value-type="float" office:value="0.11111111199">
            <text:p>0.11111111199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.11</text:p>
          </table:table-cell>
          <table:table-cell office:value-type="string">
            <office:annotation draw:style-name="gr1" draw:text-style-name="P1" svg:width="3.571cm" svg:height="2.011cm" svg:x="31.021cm" svg:y="49.461cm" draw:caption-point-x="-31.021cm" draw:caption-point-y="-49.46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Default" table:formula="of:=IF(ISBLANK([.M106]);[.A106];[.M106])" office:value-type="string" office:string-value="0.11">
            <text:p>0.11</text:p>
          </table:table-cell>
          <table:table-cell table:style-name="Default" table:formula="of:=IF(ISBLANK([.O106]);IF(ISERROR([.B106]);&quot;Err:&quot;&amp;ORG.OPENOFFICE.ERRORTYPE([.B106])=[.M106];OR([.P106]=[.B106];AND(ISNUMBER([.P106]);ISNUMBER([.B106]);OR(AND([.P106]=0;ABS([.B106])&lt;1E-307);&quot;&quot;&amp;[.B106]=&quot;&quot;&amp;[.P106]))));[.O10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AaBbCcDd</text:p>
          </table:table-cell>
          <table:table-cell table:formula="of:=TEXT([.C107];[.D107])" office:value-type="string" office:string-value="0">
            <text:p>0</text:p>
          </table:table-cell>
          <table:table-cell table:style-name="ce13" office:value-type="string">
            <text:p>AaBbCcDd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/>
          <table:table-cell/>
          <table:table-cell table:style-name="Default" table:formula="of:=IF(ISBLANK([.M107]);[.A107];[.M107])" office:value-type="string" office:string-value="0">
            <text:p>0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f:=TEXT([.C108];[.D108])" office:value-type="string" office:string-value="0">
            <text:p>0</text:p>
          </table:table-cell>
          <table:table-cell table:style-name="ce13" office:value-type="string">
            <text:p>АаБбВвГгДд</text:p>
          </table:table-cell>
          <table:table-cell table:style-name="ce10" office:value-type="string">
            <text:p>@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 office:value-type="string">
            <text:p>0</text:p>
          </table:table-cell>
          <table:table-cell/>
          <table:table-cell/>
          <table:table-cell table:style-name="Default" table:formula="of:=IF(ISBLANK([.M108]);[.A108];[.M108])" office:value-type="string" office:string-value="0">
            <text:p>0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" office:value-type="string">
            <text:p>1'234.35</text:p>
          </table:table-cell>
          <table:table-cell table:formula="of:=FIXED([.C110])" office:value-type="string" office:string-value="1'234.35">
            <text:p>1'234.35</text:p>
          </table:table-cell>
          <table:table-cell table:style-name="ce10" office:value-type="float" office:value="1234.3456">
            <text:p>1234.35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style-name="ce27"/>
          <table:table-cell/>
          <table:table-cell/>
          <table:table-cell table:style-name="Default" table:formula="of:=IF(ISBLANK([.M110]);[.A110];[.M110])" office:value-type="string" office:string-value="1'234.35">
            <text:p>1'234.35</text:p>
          </table:table-cell>
          <table:table-cell table:style-name="Default" table:formula="of:=IF(ISBLANK([.O110]);IF(ISERROR([.B110]);&quot;Err:&quot;&amp;ORG.OPENOFFICE.ERRORTYPE([.B110])=[.M110];OR([.P110]=[.B110];AND(ISNUMBER([.P110]);ISNUMBER([.B110]);OR(AND([.P110]=0;ABS([.B110])&lt;1E-307);&quot;&quot;&amp;[.B110]=&quot;&quot;&amp;[.P110]))));[.O11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.340</text:p>
          </table:table-cell>
          <table:table-cell table:formula="of:=FIXED([.C111];[.D111])" office:value-type="string" office:string-value="12.340">
            <text:p>12.340</text:p>
          </table:table-cell>
          <table:table-cell table:style-name="ce10" office:value-type="float" office:value="12.34">
            <text:p>12.3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11]);[.A111];[.M111])" office:value-type="string" office:string-value="12.340">
            <text:p>12.340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'345.340</text:p>
          </table:table-cell>
          <table:table-cell table:formula="of:=FIXED([.C112];[.D112])" office:value-type="string" office:string-value="12'345.340">
            <text:p>12'345.340</text:p>
          </table:table-cell>
          <table:table-cell table:style-name="ce10" office:value-type="float" office:value="12345.34">
            <text:p>12345.34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12]);[.A112];[.M112])" office:value-type="string" office:string-value="12'345.340">
            <text:p>12'345.340</text:p>
          </table:table-cell>
          <table:table-cell table:style-name="Default"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'456'789.123</text:p>
          </table:table-cell>
          <table:table-cell table:formula="of:=FIXED([.C113];[.D113])" office:value-type="string" office:string-value="123'456'789.123">
            <text:p>123'456'789.123</text:p>
          </table:table-cell>
          <table:table-cell table:style-name="ce10" office:value-type="float" office:value="123456789.123456">
            <text:p>123456789.12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13]);[.A113];[.M113])" office:value-type="string" office:string-value="123'456'789.123">
            <text:p>123'456'789.123</text:p>
          </table:table-cell>
          <table:table-cell table:style-name="Default" table:formula="of:=IF(ISBLANK([.O113]);IF(ISERROR([.B113]);&quot;Err:&quot;&amp;ORG.OPENOFFICE.ERRORTYPE([.B113])=[.M113];OR([.P113]=[.B113];AND(ISNUMBER([.P113]);ISNUMBER([.B113]);OR(AND([.P113]=0;ABS([.B113])&lt;1E-307);&quot;&quot;&amp;[.B113]=&quot;&quot;&amp;[.P113]))));[.O11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'300</text:p>
          </table:table-cell>
          <table:table-cell table:formula="of:=FIXED([.C114];[.D114])" office:value-type="string" office:string-value="12'300">
            <text:p>12'300</text:p>
          </table:table-cell>
          <table:table-cell table:style-name="ce10" office:value-type="float" office:value="12345.34">
            <text:p>12345.34</text:p>
          </table:table-cell>
          <table:table-cell table:style-name="ce10" office:value-type="float" office:value="-2">
            <text:p>-2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14]);[.A114];[.M114])" office:value-type="string" office:string-value="12'300">
            <text:p>12'300</text:p>
          </table:table-cell>
          <table:table-cell table:style-name="Default"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45.340</text:p>
          </table:table-cell>
          <table:table-cell table:formula="of:=FIXED([.C115];[.D115];[.E115])" office:value-type="string" office:string-value="12345.340">
            <text:p>12345.340</text:p>
          </table:table-cell>
          <table:table-cell table:style-name="ce10" office:value-type="float" office:value="12345.34">
            <text:p>12345.34</text:p>
          </table:table-cell>
          <table:table-cell table:style-name="ce10" office:value-type="float" office:value="3">
            <text:p>3</text:p>
          </table:table-cell>
          <table:table-cell table:style-name="ce16" office:value-type="boolean" office:boolean-value="true">
            <text:p>WAHR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15]);[.A115];[.M115])" office:value-type="string" office:string-value="12345.340">
            <text:p>12345.340</text:p>
          </table:table-cell>
          <table:table-cell table:style-name="Default"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'345.340</text:p>
          </table:table-cell>
          <table:table-cell table:formula="of:=FIXED([.C116];[.D116];[.E116])" office:value-type="string" office:string-value="12'345.340">
            <text:p>12'345.340</text:p>
          </table:table-cell>
          <table:table-cell table:style-name="ce10" office:value-type="float" office:value="12345.34">
            <text:p>12345.34</text:p>
          </table:table-cell>
          <table:table-cell table:style-name="ce10" office:value-type="float" office:value="3">
            <text:p>3</text:p>
          </table:table-cell>
          <table:table-cell table:style-name="ce16" office:value-type="boolean" office:boolean-value="false">
            <text:p>FALSCH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16]);[.A116];[.M116])" office:value-type="string" office:string-value="12'345.340">
            <text:p>12'345.340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'234'567'891'234.56</text:p>
          </table:table-cell>
          <table:table-cell table:formula="of:=FIXED([.C117];[.D117];[.E117])" office:value-type="string" office:string-value="1'234'567'891'234.56">
            <text:p>1'234'567'891'234.56</text:p>
          </table:table-cell>
          <table:table-cell table:style-name="ce10" office:value-type="float" office:value="1234567891234.56">
            <text:p>1234567891234.56</text:p>
          </table:table-cell>
          <table:table-cell table:style-name="ce10" office:value-type="float" office:value="2">
            <text:p>2</text:p>
          </table:table-cell>
          <table:table-cell table:style-name="ce16" office:value-type="boolean" office:boolean-value="false">
            <text:p>FALSCH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7"/>
          <table:table-cell office:value-type="string">
            <text:p>long</text:p>
          </table:table-cell>
          <table:table-cell/>
          <table:table-cell table:style-name="Default" table:formula="of:=IF(ISBLANK([.M117]);[.A117];[.M117])" office:value-type="string" office:string-value="1'234'567'891'234.56">
            <text:p>1'234'567'891'234.56</text:p>
          </table:table-cell>
          <table:table-cell table:style-name="Default" table:formula="of:=IF(ISBLANK([.O117]);IF(ISERROR([.B117]);&quot;Err:&quot;&amp;ORG.OPENOFFICE.ERRORTYPE([.B117])=[.M117];OR([.P117]=[.B117];AND(ISNUMBER([.P117]);ISNUMBER([.B117]);OR(AND([.P117]=0;ABS([.B117])&lt;1E-307);&quot;&quot;&amp;[.B117]=&quot;&quot;&amp;[.P117]))));[.O11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'456'789'123'400.00</text:p>
          </table:table-cell>
          <table:table-cell table:formula="of:=FIXED([.C118];[.D118];[.E118])" office:value-type="string" office:string-value="123'456'789'123'400.00">
            <text:p>123'456'789'123'400.00</text:p>
          </table:table-cell>
          <table:table-cell table:style-name="ce10" office:value-type="float" office:value="123456789123400">
            <text:p>123456789123400</text:p>
          </table:table-cell>
          <table:table-cell table:style-name="ce10" office:value-type="float" office:value="2">
            <text:p>2</text:p>
          </table:table-cell>
          <table:table-cell table:style-name="ce16" office:value-type="boolean" office:boolean-value="false">
            <text:p>FALSCH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7"/>
          <table:table-cell office:value-type="string">
            <text:p>long</text:p>
          </table:table-cell>
          <table:table-cell/>
          <table:table-cell table:style-name="Default" table:formula="of:=IF(ISBLANK([.M118]);[.A118];[.M118])" office:value-type="string" office:string-value="123'456'789'123'400.00">
            <text:p>123'456'789'123'400.00</text:p>
          </table:table-cell>
          <table:table-cell table:style-name="Default" table:formula="of:=IF(ISBLANK([.O118]);IF(ISERROR([.B118]);&quot;Err:&quot;&amp;ORG.OPENOFFICE.ERRORTYPE([.B118])=[.M118];OR([.P118]=[.B118];AND(ISNUMBER([.P118]);ISNUMBER([.B118]);OR(AND([.P118]=0;ABS([.B118])&lt;1E-307);&quot;&quot;&amp;[.B118]=&quot;&quot;&amp;[.P118]))));[.O11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'234.6</text:p>
          </table:table-cell>
          <table:table-cell table:formula="of:=FIXED([.C119];[.D119])" office:value-type="string" office:string-value="1'234.6">
            <text:p>1'234.6</text:p>
          </table:table-cell>
          <table:table-cell table:style-name="ce10" office:value-type="float" office:value="1234.567">
            <text:p>1234.57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19]);[.A119];[.M119])" office:value-type="string" office:string-value="1'234.6">
            <text:p>1'234.6</text:p>
          </table:table-cell>
          <table:table-cell table:style-name="Default" table:formula="of:=IF(ISBLANK([.O119]);IF(ISERROR([.B119]);&quot;Err:&quot;&amp;ORG.OPENOFFICE.ERRORTYPE([.B119])=[.M119];OR([.P119]=[.B119];AND(ISNUMBER([.P119]);ISNUMBER([.B119]);OR(AND([.P119]=0;ABS([.B119])&lt;1E-307);&quot;&quot;&amp;[.B119]=&quot;&quot;&amp;[.P119]))));[.O11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'230</text:p>
          </table:table-cell>
          <table:table-cell table:formula="of:=FIXED([.C120];[.D120])" office:value-type="string" office:string-value="-1'230">
            <text:p>-1'230</text:p>
          </table:table-cell>
          <table:table-cell table:style-name="ce10" office:value-type="float" office:value="-1234.567">
            <text:p>-1234.57</text:p>
          </table:table-cell>
          <table:table-cell table:style-name="ce10" office:value-type="float" office:value="-1">
            <text:p>-1</text:p>
          </table:table-cell>
          <table:table-cell table:style-name="ce1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20]);[.A120];[.M120])" office:value-type="string" office:string-value="-1'230">
            <text:p>-1'230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0</text:p>
          </table:table-cell>
          <table:table-cell table:formula="of:=FIXED([.C121];[.D121];[.E121])" office:value-type="string" office:string-value="1230">
            <text:p>1230</text:p>
          </table:table-cell>
          <table:table-cell table:style-name="ce10" office:value-type="float" office:value="1234.567">
            <text:p>1234.57</text:p>
          </table:table-cell>
          <table:table-cell table:style-name="ce10" office:value-type="float" office:value="-1">
            <text:p>-1</text:p>
          </table:table-cell>
          <table:table-cell table:style-name="ce16" office:value-type="boolean" office:boolean-value="true">
            <text:p>WAHR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21]);[.A121];[.M121])" office:value-type="string" office:string-value="1230">
            <text:p>1230</text:p>
          </table:table-cell>
          <table:table-cell table:style-name="Default"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230</text:p>
          </table:table-cell>
          <table:table-cell table:formula="of:=FIXED([.C122];[.D122];[.E122])" office:value-type="string" office:string-value="-1230">
            <text:p>-1230</text:p>
          </table:table-cell>
          <table:table-cell table:style-name="ce10" office:value-type="float" office:value="-1234.567">
            <text:p>-1234.57</text:p>
          </table:table-cell>
          <table:table-cell table:style-name="ce10" office:value-type="float" office:value="-1">
            <text:p>-1</text:p>
          </table:table-cell>
          <table:table-cell table:style-name="ce16" office:value-type="boolean" office:boolean-value="true">
            <text:p>WAHR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22]);[.A122];[.M122])" office:value-type="string" office:string-value="-1230">
            <text:p>-1230</text:p>
          </table:table-cell>
          <table:table-cell table:style-name="Default"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5" office:value-type="string">
            <text:p>SFr. 123.00</text:p>
          </table:table-cell>
          <table:table-cell table:style-name="Default" table:formula="of:=DOLLAR([.C124])" office:value-type="string" office:string-value="SFr. 123.00">
            <text:p>SFr. 123.00</text:p>
          </table:table-cell>
          <table:table-cell table:style-name="ce10" office:value-type="float" office:value="123">
            <text:p>123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number-columns-repeated="2" table:style-name="Default" office:value-type="string">
            <text:p>DOLLAR</text:p>
          </table:table-cell>
          <table:table-cell table:style-name="ce28"/>
          <table:table-cell table:style-name="Default"/>
          <table:table-cell/>
          <table:table-cell table:style-name="Default" table:formula="of:=IF(ISBLANK([.M124]);[.A124];[.M124])" office:value-type="string" office:string-value="SFr. 123.00">
            <text:p>SFr. 123.00</text:p>
          </table:table-cell>
          <table:table-cell table:style-name="Default"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SFr.-1'234.57</text:p>
          </table:table-cell>
          <table:table-cell table:style-name="Default" table:formula="of:=DOLLAR([.C125])" office:value-type="string" office:string-value="SFr. -1'234.57">
            <text:p>SFr. -1'234.57</text:p>
          </table:table-cell>
          <table:table-cell table:style-name="ce10" office:value-type="float" office:value="-1234.567">
            <text:p>-1234.57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 office:value-type="string">
            <text:p>SFr. -1'234.57</text:p>
          </table:table-cell>
          <table:table-cell table:style-name="Default"/>
          <table:table-cell/>
          <table:table-cell table:style-name="Default" table:formula="of:=IF(ISBLANK([.M125]);[.A125];[.M125])" office:value-type="string" office:string-value="SFr. -1'234.57">
            <text:p>SFr. -1'234.57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6"/>
          <table:table-cell table:style-name="Default"/>
          <table:table-cell table:style-name="ce10" table:number-columns-repeated="3"/>
          <table:table-cell table:style-name="ce21" table:number-columns-repeated="4"/>
          <table:table-cell table:style-name="ce25"/>
          <table:table-cell table:style-name="Default" table:number-columns-repeated="2"/>
          <table:table-cell table:style-name="ce28"/>
          <table:table-cell table:style-name="Default"/>
          <table:table-cell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" office:value-type="string">
            <text:p>SFr. 123'000</text:p>
          </table:table-cell>
          <table:table-cell table:style-name="Default" table:formula="of:=DOLLAR([.C127];[.D127])" office:value-type="string" office:string-value="SFr. 123'000">
            <text:p>SFr. 123'000</text:p>
          </table:table-cell>
          <table:table-cell table:style-name="ce10" office:value-type="float" office:value="123345.2346">
            <text:p>123345.23</text:p>
          </table:table-cell>
          <table:table-cell table:style-name="ce10" office:value-type="float" office:value="-3">
            <text:p>-3</text:p>
          </table:table-cell>
          <table:table-cell table:style-name="ce10"/>
          <table:table-cell table:style-name="ce22" table:number-columns-repeated="4"/>
          <table:table-cell table:style-name="ce25" office:value-type="float" office:value="2">
            <text:p>2</text:p>
          </table:table-cell>
          <table:table-cell table:style-name="Default" table:number-columns-repeated="2"/>
          <table:table-cell table:style-name="ce28"/>
          <table:table-cell table:style-name="Default"/>
          <table:table-cell/>
          <table:table-cell table:style-name="Default" table:formula="of:=IF(ISBLANK([.M127]);[.A127];[.M127])" office:value-type="string" office:string-value="SFr. 123'000">
            <text:p>SFr. 123'000</text:p>
          </table:table-cell>
          <table:table-cell table:style-name="Default"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6" office:value-type="string">
            <text:p>SFr. 12'345.340</text:p>
          </table:table-cell>
          <table:table-cell table:style-name="Default" table:formula="of:=DOLLAR([.C128];[.D128])" office:value-type="string" office:string-value="SFr. 12'345.340">
            <text:p>SFr. 12'345.340</text:p>
          </table:table-cell>
          <table:table-cell table:style-name="ce10" office:value-type="float" office:value="12345.34">
            <text:p>12345.34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22" table:number-columns-repeated="4"/>
          <table:table-cell table:style-name="ce25" office:value-type="float" office:value="2">
            <text:p>2</text:p>
          </table:table-cell>
          <table:table-cell table:style-name="Default" table:number-columns-repeated="2"/>
          <table:table-cell table:style-name="ce28"/>
          <table:table-cell table:style-name="Default"/>
          <table:table-cell/>
          <table:table-cell table:style-name="Default" table:formula="of:=IF(ISBLANK([.M128]);[.A128];[.M128])" office:value-type="string" office:string-value="SFr. 12'345.340">
            <text:p>SFr. 12'345.340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" office:value-type="string">
            <text:p>A</text:p>
          </table:table-cell>
          <table:table-cell table:style-name="Default" table:formula="of:=CHAR([.C130])" office:value-type="string" office:string-value="A">
            <text:p>A</text:p>
          </table:table-cell>
          <table:table-cell table:style-name="ce10" office:value-type="float" office:value="65">
            <text:p>65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number-columns-repeated="2" table:style-name="Default" office:value-type="string">
            <text:p>CHAR</text:p>
          </table:table-cell>
          <table:table-cell table:style-name="ce28"/>
          <table:table-cell table:style-name="Default"/>
          <table:table-cell/>
          <table:table-cell table:style-name="Default" table:formula="of:=IF(ISBLANK([.M130]);[.A130];[.M130])" office:value-type="string" office:string-value="A">
            <text:p>A</text:p>
          </table:table-cell>
          <table:table-cell table:style-name="Default" table:formula="of:=IF(ISBLANK([.O130]);IF(ISERROR([.B130]);&quot;Err:&quot;&amp;ORG.OPENOFFICE.ERRORTYPE([.B130])=[.M130];OR([.P130]=[.B130];AND(ISNUMBER([.P130]);ISNUMBER([.B130]);OR(AND([.P130]=0;ABS([.B130])&lt;1E-307);&quot;&quot;&amp;[.B130]=&quot;&quot;&amp;[.P130]))));[.O13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d</text:p>
          </table:table-cell>
          <table:table-cell table:style-name="Default" table:formula="of:=CHAR([.C131])" office:value-type="string" office:string-value="d">
            <text:p>d</text:p>
          </table:table-cell>
          <table:table-cell table:style-name="ce10" office:value-type="float" office:value="100">
            <text:p>100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/>
          <table:table-cell table:style-name="Default"/>
          <table:table-cell/>
          <table:table-cell table:style-name="Default" table:formula="of:=IF(ISBLANK([.M131]);[.A131];[.M131])" office:value-type="string" office:string-value="d">
            <text:p>d</text:p>
          </table:table-cell>
          <table:table-cell table:style-name="Default" table:formula="of:=IF(ISBLANK([.O131]);IF(ISERROR([.B131]);&quot;Err:&quot;&amp;ORG.OPENOFFICE.ERRORTYPE([.B131])=[.M131];OR([.P131]=[.B131];AND(ISNUMBER([.P131]);ISNUMBER([.B131]);OR(AND([.P131]=0;ABS([.B131])&lt;1E-307);&quot;&quot;&amp;[.B131]=&quot;&quot;&amp;[.P131]))));[.O13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ú</text:p>
          </table:table-cell>
          <table:table-cell table:style-name="Default" table:formula="of:=CHAR([.C132])" office:value-type="string" office:string-value="ú">
            <text:p>ú</text:p>
          </table:table-cell>
          <table:table-cell table:style-name="ce10" office:value-type="float" office:value="250">
            <text:p>250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/>
          <table:table-cell table:style-name="Default"/>
          <table:table-cell/>
          <table:table-cell table:style-name="Default" table:formula="of:=IF(ISBLANK([.M132]);[.A132];[.M132])" office:value-type="string" office:string-value="ú">
            <text:p>ú</text:p>
          </table:table-cell>
          <table:table-cell table:style-name="Default" table:formula="of:=IF(ISBLANK([.O132]);IF(ISERROR([.B132]);&quot;Err:&quot;&amp;ORG.OPENOFFICE.ERRORTYPE([.B132])=[.M132];OR([.P132]=[.B132];AND(ISNUMBER([.P132]);ISNUMBER([.B132]);OR(AND([.P132]=0;ABS([.B132])&lt;1E-307);&quot;&quot;&amp;[.B132]=&quot;&quot;&amp;[.P132]))));[.O13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§</text:p>
          </table:table-cell>
          <table:table-cell table:style-name="Default" table:formula="of:=CHAR([.C133])" office:value-type="string" office:string-value="§">
            <text:p>§</text:p>
          </table:table-cell>
          <table:table-cell table:style-name="ce10" office:value-type="float" office:value="167">
            <text:p>167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/>
          <table:table-cell table:style-name="Default"/>
          <table:table-cell/>
          <table:table-cell table:style-name="Default" table:formula="of:=IF(ISBLANK([.M133]);[.A133];[.M133])" office:value-type="string" office:string-value="§">
            <text:p>§</text:p>
          </table:table-cell>
          <table:table-cell table:style-name="Default" table:formula="of:=IF(ISBLANK([.O133]);IF(ISERROR([.B133]);&quot;Err:&quot;&amp;ORG.OPENOFFICE.ERRORTYPE([.B133])=[.M133];OR([.P133]=[.B133];AND(ISNUMBER([.P133]);ISNUMBER([.B133]);OR(AND([.P133]=0;ABS([.B133])&lt;1E-307);&quot;&quot;&amp;[.B133]=&quot;&quot;&amp;[.P133]))));[.O133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6"/>
          <table:table-cell table:style-name="Default"/>
          <table:table-cell table:style-name="ce10" table:number-columns-repeated="3"/>
          <table:table-cell table:style-name="ce21" table:number-columns-repeated="4"/>
          <table:table-cell table:style-name="ce25"/>
          <table:table-cell table:style-name="Default" table:number-columns-repeated="2"/>
          <table:table-cell table:style-name="ce28"/>
          <table:table-cell table:style-name="Default"/>
          <table:table-cell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" office:value-type="float" office:value="63">
            <text:p>63</text:p>
          </table:table-cell>
          <table:table-cell table:style-name="Default" table:formula="of:=CODE([.C135])" office:value-type="float" office:value="63">
            <text:p>63</text:p>
          </table:table-cell>
          <table:table-cell table:style-name="ce10" office:value-type="string">
            <text:p>ё</text:p>
          </table:table-cell>
          <table:table-cell table:style-name="ce10"/>
          <table:table-cell table:style-name="ce16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number-columns-repeated="2" table:style-name="Default" office:value-type="string">
            <text:p>CODE</text:p>
          </table:table-cell>
          <table:table-cell table:style-name="ce28"/>
          <table:table-cell table:style-name="Default"/>
          <table:table-cell/>
          <table:table-cell table:style-name="Default" table:formula="of:=IF(ISBLANK([.M135]);[.A135];[.M135])" office:value-type="float" office:value="63">
            <text:p>63</text:p>
          </table:table-cell>
          <table:table-cell table:style-name="Default" table:formula="of:=IF(ISBLANK([.O135]);IF(ISERROR([.B135]);&quot;Err:&quot;&amp;ORG.OPENOFFICE.ERRORTYPE([.B135])=[.M135];OR([.P135]=[.B135];AND(ISNUMBER([.P135]);ISNUMBER([.B135]);OR(AND([.P135]=0;ABS([.B135])&lt;1E-307);&quot;&quot;&amp;[.B135]=&quot;&quot;&amp;[.P135]))));[.O13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6" office:value-type="float" office:value="167">
            <text:p>167</text:p>
          </table:table-cell>
          <table:table-cell table:style-name="Default" table:formula="of:=CODE([.C136])" office:value-type="float" office:value="63">
            <text:p>63</text:p>
          </table:table-cell>
          <table:table-cell table:style-name="ce10" office:value-type="string">
            <text:p>§</text:p>
          </table:table-cell>
          <table:table-cell table:style-name="ce10"/>
          <table:table-cell table:style-name="ce16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 office:value-type="float" office:value="63">
            <text:p>63</text:p>
          </table:table-cell>
          <table:table-cell table:style-name="Default"/>
          <table:table-cell/>
          <table:table-cell table:style-name="Default" table:formula="of:=IF(ISBLANK([.M136]);[.A136];[.M136])" office:value-type="float" office:value="63">
            <text:p>63</text:p>
          </table:table-cell>
          <table:table-cell table:style-name="Default" table:formula="of:=IF(ISBLANK([.O136]);IF(ISERROR([.B136]);&quot;Err:&quot;&amp;ORG.OPENOFFICE.ERRORTYPE([.B136])=[.M136];OR([.P136]=[.B136];AND(ISNUMBER([.P136]);ISNUMBER([.B136]);OR(AND([.P136]=0;ABS([.B136])&lt;1E-307);&quot;&quot;&amp;[.B136]=&quot;&quot;&amp;[.P136]))));[.O13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6" office:value-type="float" office:value="252">
            <text:p>252</text:p>
          </table:table-cell>
          <table:table-cell table:style-name="Default" table:formula="of:=CODE([.C137])" office:value-type="float" office:value="63">
            <text:p>63</text:p>
          </table:table-cell>
          <table:table-cell table:style-name="ce10" office:value-type="string">
            <text:p>ü</text:p>
          </table:table-cell>
          <table:table-cell table:style-name="ce10"/>
          <table:table-cell table:style-name="ce16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 office:value-type="float" office:value="63">
            <text:p>63</text:p>
          </table:table-cell>
          <table:table-cell table:style-name="Default"/>
          <table:table-cell/>
          <table:table-cell table:style-name="Default" table:formula="of:=IF(ISBLANK([.M137]);[.A137];[.M137])" office:value-type="float" office:value="63">
            <text:p>63</text:p>
          </table:table-cell>
          <table:table-cell table:style-name="Default" table:formula="of:=IF(ISBLANK([.O137]);IF(ISERROR([.B137]);&quot;Err:&quot;&amp;ORG.OPENOFFICE.ERRORTYPE([.B137])=[.M137];OR([.P137]=[.B137];AND(ISNUMBER([.P137]);ISNUMBER([.B137]);OR(AND([.P137]=0;ABS([.B137])&lt;1E-307);&quot;&quot;&amp;[.B137]=&quot;&quot;&amp;[.P137]))));[.O137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DATEVALUE([.C139])" office:value-type="float" office:value="35922">
            <text:p>35922</text:p>
          </table:table-cell>
          <table:table-cell table:style-name="ce10" office:value-type="string">
            <text:p>7/5/1998</text:p>
          </table:table-cell>
          <table:table-cell table:style-name="ce10" table:number-columns-repeated="2"/>
          <table:table-cell table:style-name="ce21"/>
          <table:table-cell table:style-name="ce23"/>
          <table:table-cell table:style-name="ce21" table:number-columns-repeated="2"/>
          <table:table-cell table:style-name="ce25" office:value-type="float" office:value="1">
            <text:p>1</text:p>
          </table:table-cell>
          <table:table-cell table:number-columns-repeated="2" table:style-name="Default" office:value-type="string">
            <text:p>DATEVALUE</text:p>
          </table:table-cell>
          <table:table-cell table:style-name="ce28" office:value-type="float" office:value="35922">
            <text:p>35922</text:p>
          </table:table-cell>
          <table:table-cell table:style-name="Default"/>
          <table:table-cell/>
          <table:table-cell table:style-name="Default" table:formula="of:=IF(ISBLANK([.M139]);[.A139];[.M139])" office:value-type="float" office:value="35922">
            <text:p>35922</text:p>
          </table:table-cell>
          <table:table-cell table:style-name="Default" table:formula="of:=IF(ISBLANK([.O139]);IF(ISERROR([.B139]);&quot;Err:&quot;&amp;ORG.OPENOFFICE.ERRORTYPE([.B139])=[.M139];OR([.P139]=[.B139];AND(ISNUMBER([.P139]);ISNUMBER([.B139]);OR(AND([.P139]=0;ABS([.B139])&lt;1E-307);&quot;&quot;&amp;[.B139]=&quot;&quot;&amp;[.P139]))));[.O13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DATEVALUE([.C140])" office:value-type="float" office:value="35922">
            <text:p>35922</text:p>
          </table:table-cell>
          <table:table-cell table:style-name="ce10" office:value-type="string">
            <text:p>7-5-1998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 office:value-type="float" office:value="35922">
            <text:p>35922</text:p>
          </table:table-cell>
          <table:table-cell table:style-name="Default"/>
          <table:table-cell/>
          <table:table-cell table:style-name="Default" table:formula="of:=IF(ISBLANK([.M140]);[.A140];[.M140])" office:value-type="float" office:value="35922">
            <text:p>35922</text:p>
          </table:table-cell>
          <table:table-cell table:style-name="Default" table:formula="of:=IF(ISBLANK([.O140]);IF(ISERROR([.B140]);&quot;Err:&quot;&amp;ORG.OPENOFFICE.ERRORTYPE([.B140])=[.M140];OR([.P140]=[.B140];AND(ISNUMBER([.P140]);ISNUMBER([.B140]);OR(AND([.P140]=0;ABS([.B140])&lt;1E-307);&quot;&quot;&amp;[.B140]=&quot;&quot;&amp;[.P140]))));[.O14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6" office:value-type="float" office:value="35922">
            <text:p>35922</text:p>
          </table:table-cell>
          <table:table-cell table:style-name="Default" table:formula="of:=DATEVALUE([.C141])" office:value-type="float" office:value="35922">
            <text:p>35922</text:p>
          </table:table-cell>
          <table:table-cell table:style-name="ce10" office:value-type="string">
            <text:p>7.5.1998</text:p>
          </table:table-cell>
          <table:table-cell table:style-name="ce10"/>
          <table:table-cell table:style-name="ce16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/>
          <table:table-cell table:style-name="Default"/>
          <table:table-cell/>
          <table:table-cell table:style-name="Default" table:formula="of:=IF(ISBLANK([.M141]);[.A141];[.M141])" office:value-type="float" office:value="35922">
            <text:p>35922</text:p>
          </table:table-cell>
          <table:table-cell table:style-name="Default" table:formula="of:=IF(ISBLANK([.O141]);IF(ISERROR([.B141]);&quot;Err:&quot;&amp;ORG.OPENOFFICE.ERRORTYPE([.B141])=[.M141];OR([.P141]=[.B141];AND(ISNUMBER([.P141]);ISNUMBER([.B141]);OR(AND([.P141]=0;ABS([.B141])&lt;1E-307);&quot;&quot;&amp;[.B141]=&quot;&quot;&amp;[.P141]))));[.O14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6" office:value-type="float" office:value="39417">
            <text:p>39417</text:p>
          </table:table-cell>
          <table:table-cell table:style-name="Default" table:formula="of:=DATEVALUE([.C142])" office:value-type="float" office:value="39417">
            <text:p>39417</text:p>
          </table:table-cell>
          <table:table-cell table:style-name="ce10" office:value-type="string">
            <text:p>1.12.07</text:p>
          </table:table-cell>
          <table:table-cell table:style-name="ce10"/>
          <table:table-cell table:style-name="ce16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/>
          <table:table-cell table:style-name="Default"/>
          <table:table-cell/>
          <table:table-cell table:style-name="Default" table:formula="of:=IF(ISBLANK([.M142]);[.A142];[.M142])" office:value-type="float" office:value="39417">
            <text:p>39417</text:p>
          </table:table-cell>
          <table:table-cell table:style-name="Default" table:formula="of:=IF(ISBLANK([.O142]);IF(ISERROR([.B142]);&quot;Err:&quot;&amp;ORG.OPENOFFICE.ERRORTYPE([.B142])=[.M142];OR([.P142]=[.B142];AND(ISNUMBER([.P142]);ISNUMBER([.B142]);OR(AND([.P142]=0;ABS([.B142])&lt;1E-307);&quot;&quot;&amp;[.B142]=&quot;&quot;&amp;[.P142]))));[.O14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DATEVALUE([.C143])" office:value-type="float" office:value="39417">
            <text:p>39417</text:p>
          </table:table-cell>
          <table:table-cell table:style-name="ce10" office:value-type="string">
            <text:p>1. Dezember 2007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 office:value-type="float" office:value="39417">
            <text:p>39417</text:p>
          </table:table-cell>
          <table:table-cell table:style-name="Default"/>
          <table:table-cell/>
          <table:table-cell table:style-name="Default" table:formula="of:=IF(ISBLANK([.M143]);[.A143];[.M143])" office:value-type="float" office:value="39417">
            <text:p>39417</text:p>
          </table:table-cell>
          <table:table-cell table:style-name="Default" table:formula="of:=IF(ISBLANK([.O143]);IF(ISERROR([.B143]);&quot;Err:&quot;&amp;ORG.OPENOFFICE.ERRORTYPE([.B143])=[.M143];OR([.P143]=[.B143];AND(ISNUMBER([.P143]);ISNUMBER([.B143]);OR(AND([.P143]=0;ABS([.B143])&lt;1E-307);&quot;&quot;&amp;[.B143]=&quot;&quot;&amp;[.P143]))));[.O14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DATEVALUE([.C144])" office:value-type="float" office:value="39417">
            <text:p>39417</text:p>
          </table:table-cell>
          <table:table-cell table:style-name="ce10" office:value-type="string">
            <text:p>1. Dez 2007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 office:value-type="float" office:value="39417">
            <text:p>39417</text:p>
          </table:table-cell>
          <table:table-cell table:style-name="Default"/>
          <table:table-cell/>
          <table:table-cell table:style-name="Default" table:formula="of:=IF(ISBLANK([.M144]);[.A144];[.M144])" office:value-type="float" office:value="39417">
            <text:p>39417</text:p>
          </table:table-cell>
          <table:table-cell table:style-name="Default" table:formula="of:=IF(ISBLANK([.O144]);IF(ISERROR([.B144]);&quot;Err:&quot;&amp;ORG.OPENOFFICE.ERRORTYPE([.B144])=[.M144];OR([.P144]=[.B144];AND(ISNUMBER([.P144]);ISNUMBER([.B144]);OR(AND([.P144]=0;ABS([.B144])&lt;1E-307);&quot;&quot;&amp;[.B144]=&quot;&quot;&amp;[.P144]))));[.O14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DATEVALUE([.C145])" office:value-type="float" office:value="39417">
            <text:p>39417</text:p>
          </table:table-cell>
          <table:table-cell table:style-name="ce10" office:value-type="string">
            <text:p>1 Dez 2007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 office:value-type="float" office:value="39417">
            <text:p>39417</text:p>
          </table:table-cell>
          <table:table-cell table:style-name="Default"/>
          <table:table-cell/>
          <table:table-cell table:style-name="Default" table:formula="of:=IF(ISBLANK([.M145]);[.A145];[.M145])" office:value-type="float" office:value="39417">
            <text:p>39417</text:p>
          </table:table-cell>
          <table:table-cell table:style-name="Default" table:formula="of:=IF(ISBLANK([.O145]);IF(ISERROR([.B145]);&quot;Err:&quot;&amp;ORG.OPENOFFICE.ERRORTYPE([.B145])=[.M145];OR([.P145]=[.B145];AND(ISNUMBER([.P145]);ISNUMBER([.B145]);OR(AND([.P145]=0;ABS([.B145])&lt;1E-307);&quot;&quot;&amp;[.B145]=&quot;&quot;&amp;[.P145]))));[.O14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DATEVALUE([.C146])" office:value-type="float" office:value="39417">
            <text:p>39417</text:p>
          </table:table-cell>
          <table:table-cell table:style-name="ce10" office:value-type="string">
            <text:p>1. Dezember 2007 12:13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 office:value-type="float" office:value="39417">
            <text:p>39417</text:p>
          </table:table-cell>
          <table:table-cell table:style-name="Default"/>
          <table:table-cell/>
          <table:table-cell table:style-name="Default" table:formula="of:=IF(ISBLANK([.M146]);[.A146];[.M146])" office:value-type="float" office:value="39417">
            <text:p>39417</text:p>
          </table:table-cell>
          <table:table-cell table:style-name="Default" table:formula="of:=IF(ISBLANK([.O146]);IF(ISERROR([.B146]);&quot;Err:&quot;&amp;ORG.OPENOFFICE.ERRORTYPE([.B146])=[.M146];OR([.P146]=[.B146];AND(ISNUMBER([.P146]);ISNUMBER([.B146]);OR(AND([.P146]=0;ABS([.B146])&lt;1E-307);&quot;&quot;&amp;[.B146]=&quot;&quot;&amp;[.P146]))));[.O14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22">
            <text:p>35922</text:p>
          </table:table-cell>
          <table:table-cell table:style-name="Default" table:formula="of:=DATEVALUE([.C147])" office:value-type="float" office:value="35922">
            <text:p>35922</text:p>
          </table:table-cell>
          <table:table-cell table:style-name="ce10" office:value-type="string">
            <text:p>7.5.98 12:13:14</text:p>
          </table:table-cell>
          <table:table-cell table:style-name="ce10" table:number-columns-repeated="2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/>
          <table:table-cell table:style-name="Default"/>
          <table:table-cell/>
          <table:table-cell table:style-name="Default" table:formula="of:=IF(ISBLANK([.M147]);[.A147];[.M147])" office:value-type="float" office:value="35922">
            <text:p>35922</text:p>
          </table:table-cell>
          <table:table-cell table:style-name="Default" table:formula="of:=IF(ISBLANK([.O147]);IF(ISERROR([.B147]);&quot;Err:&quot;&amp;ORG.OPENOFFICE.ERRORTYPE([.B147])=[.M147];OR([.P147]=[.B147];AND(ISNUMBER([.P147]);ISNUMBER([.B147]);OR(AND([.P147]=0;ABS([.B147])&lt;1E-307);&quot;&quot;&amp;[.B147]=&quot;&quot;&amp;[.P147]))));[.O147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6"/>
          <table:table-cell table:style-name="Default"/>
          <table:table-cell table:style-name="ce10" table:number-columns-repeated="2"/>
          <table:table-cell table:style-name="ce16"/>
          <table:table-cell table:style-name="ce21" table:number-columns-repeated="4"/>
          <table:table-cell table:style-name="ce25"/>
          <table:table-cell table:style-name="Default" table:number-columns-repeated="2"/>
          <table:table-cell table:style-name="ce28"/>
          <table:table-cell table:style-name="Default"/>
          <table:table-cell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TIMEVALUE([.C149])" office:value-type="float" office:value="0.509027777778101">
            <text:p>0.51</text:p>
          </table:table-cell>
          <table:table-cell table:style-name="ce10" office:value-type="string">
            <text:p>7/5/1998 12: 13</text:p>
          </table:table-cell>
          <table:table-cell table:style-name="ce10"/>
          <table:table-cell table:style-name="ce16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number-columns-repeated="2" table:style-name="Default" office:value-type="string">
            <text:p>TIMEVALUE</text:p>
          </table:table-cell>
          <table:table-cell table:style-name="ce28" office:value-type="float" office:value="0.509027777778101">
            <text:p>0.51</text:p>
          </table:table-cell>
          <table:table-cell table:style-name="Default"/>
          <table:table-cell/>
          <table:table-cell table:style-name="Default" table:formula="of:=IF(ISBLANK([.M149]);[.A149];[.M149])" office:value-type="float" office:value="0.509027777778101">
            <text:p>0.51</text:p>
          </table:table-cell>
          <table:table-cell table:style-name="Default" table:formula="of:=IF(ISBLANK([.O149]);IF(ISERROR([.B149]);&quot;Err:&quot;&amp;ORG.OPENOFFICE.ERRORTYPE([.B149])=[.M149];OR([.P149]=[.B149];AND(ISNUMBER([.P149]);ISNUMBER([.B149]);OR(AND([.P149]=0;ABS([.B149])&lt;1E-307);&quot;&quot;&amp;[.B149]=&quot;&quot;&amp;[.P149]))));[.O14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TIMEVALUE([.C150])" office:value-type="float" office:value="0.520833333335759">
            <text:p>0.52</text:p>
          </table:table-cell>
          <table:table-cell table:style-name="ce10" office:value-type="string">
            <text:p>29. mai 2007 12:30</text:p>
          </table:table-cell>
          <table:table-cell table:style-name="ce10"/>
          <table:table-cell table:style-name="ce16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 office:value-type="float" office:value="0.520833333335759">
            <text:p>0.52</text:p>
          </table:table-cell>
          <table:table-cell table:style-name="Default"/>
          <table:table-cell/>
          <table:table-cell table:style-name="Default" table:formula="of:=IF(ISBLANK([.M150]);[.A150];[.M150])" office:value-type="float" office:value="0.520833333335759">
            <text:p>0.52</text:p>
          </table:table-cell>
          <table:table-cell table:style-name="Default" table:formula="of:=IF(ISBLANK([.O150]);IF(ISERROR([.B150]);&quot;Err:&quot;&amp;ORG.OPENOFFICE.ERRORTYPE([.B150])=[.M150];OR([.P150]=[.B150];AND(ISNUMBER([.P150]);ISNUMBER([.B150]);OR(AND([.P150]=0;ABS([.B150])&lt;1E-307);&quot;&quot;&amp;[.B150]=&quot;&quot;&amp;[.P150]))));[.O15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Default" table:formula="of:=TIMEVALUE([.C151])" office:value-type="float" office:value="0.521099537036207">
            <text:p>0.52</text:p>
          </table:table-cell>
          <table:table-cell table:style-name="ce10" office:value-type="string">
            <text:p>29-mai-2007 12:30:23</text:p>
          </table:table-cell>
          <table:table-cell table:style-name="ce10"/>
          <table:table-cell table:style-name="ce16"/>
          <table:table-cell table:style-name="ce21" table:number-columns-repeated="4"/>
          <table:table-cell table:style-name="ce25" office:value-type="float" office:value="1">
            <text:p>1</text:p>
          </table:table-cell>
          <table:table-cell table:style-name="Default" table:number-columns-repeated="2"/>
          <table:table-cell table:style-name="ce28" office:value-type="float" office:value="0.521099537036207">
            <text:p>0.52</text:p>
          </table:table-cell>
          <table:table-cell table:style-name="Default"/>
          <table:table-cell/>
          <table:table-cell table:style-name="Default" table:formula="of:=IF(ISBLANK([.M151]);[.A151];[.M151])" office:value-type="float" office:value="0.521099537036207">
            <text:p>0.52</text:p>
          </table:table-cell>
          <table:table-cell table:style-name="Default" table:formula="of:=IF(ISBLANK([.O151]);IF(ISERROR([.B151]);&quot;Err:&quot;&amp;ORG.OPENOFFICE.ERRORTYPE([.B151])=[.M151];OR([.P151]=[.B151];AND(ISNUMBER([.P151]);ISNUMBER([.B151]);OR(AND([.P151]=0;ABS([.B151])&lt;1E-307);&quot;&quot;&amp;[.B151]=&quot;&quot;&amp;[.P151]))));[.O15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.509027777778101">
            <text:p>0.51</text:p>
          </table:table-cell>
          <table:table-cell table:style-name="Default" table:formula="of:=TIMEVALUE([.C152])" office:value-type="float" office:value="0.509027777778101">
            <text:p>0.51</text:p>
          </table:table-cell>
          <table:table-cell table:style-name="ce10" office:value-type="string">
            <text:p>7.5.1998 12: 13</text:p>
          </table:table-cell>
          <table:table-cell table:style-name="ce1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7"/>
          <table:table-cell/>
          <table:table-cell/>
          <table:table-cell table:style-name="Default" table:formula="of:=IF(ISBLANK([.M152]);[.A152];[.M152])" office:value-type="float" office:value="0.509027777778101">
            <text:p>0.51</text:p>
          </table:table-cell>
          <table:table-cell table:style-name="Default" table:formula="of:=IF(ISBLANK([.O152]);IF(ISERROR([.B152]);&quot;Err:&quot;&amp;ORG.OPENOFFICE.ERRORTYPE([.B152])=[.M152];OR([.P152]=[.B152];AND(ISNUMBER([.P152]);ISNUMBER([.B152]);OR(AND([.P152]=0;ABS([.B152])&lt;1E-307);&quot;&quot;&amp;[.B152]=&quot;&quot;&amp;[.P152]))));[.O152])" office:value-type="boolean" office:boolean-value="true">
            <text:p>WAHR</text:p>
          </table:table-cell>
          <table:table-cell table:number-columns-repeated="239"/>
        </table:table-row>
        <table:table-row table:style-name="ro3" table:number-rows-repeated="99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7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4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7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9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0"/>
          <table:table-cell table:style-name="ce12"/>
          <table:table-cell table:style-name="ce10" table:number-columns-repeated="5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0"/>
          <table:table-cell table:style-name="ce11"/>
          <table:table-cell table:style-name="ce10" table:number-columns-repeated="5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5"/>
          <table:table-cell table:style-name="ce10" table:number-columns-repeated="6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8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7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9678">
          <table:table-cell table:style-name="ce3"/>
          <table:table-cell/>
          <table:table-cell table:style-name="ce10" table:number-columns-repeated="7"/>
          <table:table-cell table:number-columns-repeated="3"/>
          <table:table-cell table:style-name="ce2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91">
      <number:number number:decimal-places="2" number:min-integer-digits="1" number:grouping="true"/>
      <number:text>SFr.</number:text>
    </number:number-style>
    <number:currency-style style:name="N192">
      <number:currency-symbol number:language="en" number:country="US">$</number:currency-symbol>
      <number:number number:decimal-places="2" number:min-integer-digits="1" number:grouping="true"/>
    </number:currency-style>
    <number:number-style style:name="N193">
      <number:number number:decimal-places="15" number:min-integer-digits="1"/>
    </number:number-style>
    <number:number-style style:name="N194">
      <number:number number:decimal-places="20" number:min-integer-digits="1"/>
    </number:number-style>
    <number:number-style style:name="N195">
      <number:number number:decimal-places="11" number:min-integer-digits="1"/>
    </number:number-style>
    <number:number-style style:name="N196">
      <number:number number:decimal-places="19" number:min-integer-digits="1"/>
    </number:number-style>
    <number:number-style style:name="N198P0" style:volatile="true">
      <number:text>$</number:text>
      <number:number number:decimal-places="0" number:min-integer-digits="1" number:grouping="true"/>
      <number:text> </number:text>
    </number:number-style>
    <number:number-style style:name="N198">
      <number:text>($</number:text>
      <number:number number: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0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9P0"/>
    </number:number-style>
    <number:number-style style:name="N201P0" style:volatile="true">
      <number:text>$</number:text>
      <number:number number:decimal-places="2" number:min-integer-digits="1" number:grouping="true"/>
      <number:text> </number:text>
    </number:number-style>
    <number:number-style style:name="N201">
      <number:text>($</number:text>
      <number:number number:decimal-places="2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2P0"/>
    </number:number-style>
    <number:number-style style:name="N204P0" style:volatile="true"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$</number:text>
      <number:number number:decimal-places="0" number:min-integer-digits="1" number:grouping="true"/>
      <number:text> </number:text>
    </number:number-style>
    <number:number-style style:name="N208P1" style:volatile="true">
      <number:text> $(</number:text>
      <number:number number:decimal-places="0" number:min-integer-digits="1" number:grouping="true"/>
      <number:text>)</number:text>
    </number:number-style>
    <number:number-style style:name="N208P2" style:volatile="true">
      <number:text> $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number number:decimal-places="2" number:min-integer-digits="1" number:grouping="true"/>
      <number:text> </number:text>
    </number:number-style>
    <number:number-style style:name="N210P1" style:volatile="true">
      <number:text> (</number:text>
      <number:number number:decimal-places="2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$</number:text>
      <number:number number:decimal-places="2" number:min-integer-digits="1" number:grouping="true"/>
      <number:text> </number:text>
    </number:number-style>
    <number:number-style style:name="N214P1" style:volatile="true">
      <number:text> $(</number:text>
      <number:number number:decimal-places="2" number:min-integer-digits="1" number:grouping="true"/>
      <number:text>)</number:text>
    </number:number-style>
    <number:number-style style:name="N214P2" style:volatile="true">
      <number:text> $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6.05.2009</text:date>, <text:time>13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5-11-22T22:05:38</meta:creation-date>
    <dc:date>2009-05-06T13:38:26</dc:date>
    <dc:language>ru-RU</dc:language>
    <meta:editing-cycles>23</meta:editing-cycles>
    <meta:editing-duration>PT00H38M43S</meta:editing-duration>
    <dc:creator>Vladimir Korenev</dc:creator>
    <meta:document-statistic meta:table-count="1" meta:cell-count="1283" meta:object-count="0"/>
    <meta:user-defined meta:name="Info 1"/>
    <meta:user-defined meta:name="Info 2"/>
    <meta:user-defined meta:name="Info 3"/>
    <meta:user-defined meta:name="Info 4"/>
  </office:meta>
</office:document-meta>
</file>